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8472in" svg:y="0.5693in">
            <draw:object draw:notify-on-update-of-ranges="Sheet1.O12:Sheet1.O18 Sheet1.P11:Sheet1.P11 Sheet1.P12:Sheet1.P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ka_i_model</text:p>
          </table:table-cell>
          <table:table-cell office:value-type="string" calcext:value-type="string">
            <text:p>Mark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ok_produkcji</text:p>
          </table:table-cell>
          <table:table-cell office:value-type="string" calcext:value-type="string">
            <text:p>Cena_zakupu</text:p>
          </table:table-cell>
          <table:table-cell office:value-type="string" calcext:value-type="string">
            <text:p>Nr_rejestracyjny</text:p>
          </table:table-cell>
          <table:table-cell office:value-type="string" calcext:value-type="string">
            <text:p>Przebieg</text:p>
          </table:table-cell>
          <table:table-cell table:style-name="Default" office:value-type="string" calcext:value-type="string">
            <text:p>Data_ostatniego_remo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Strails</text:p>
          </table:table-cell>
          <table:table-cell table:formula="of:=LEFT([.A2];FIND(&quot; &quot;; [.A2])-1)" office:value-type="string" office:string-value="Iveco" calcext:value-type="string">
            <text:p>Iveco</text:p>
          </table:table-cell>
          <table:table-cell table:formula="of:=MID([.A2];FIND(&quot; &quot;; [.A2])+1;LEN([.A2]))" office:value-type="string" office:string-value="Strails" calcext:value-type="string">
            <text:p>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0 TR</text:p>
          </table:table-cell>
          <table:table-cell office:value-type="float" office:value="1200655" calcext:value-type="float">
            <text:p>1200655</text:p>
          </table:table-cell>
          <table:table-cell office:value-type="date" office:date-value="2015-01-31" calcext:value-type="date">
            <text:p>2015-01-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Strails</text:p>
          </table:table-cell>
          <table:table-cell table:formula="of:=LEFT([.A3];FIND(&quot; &quot;; [.A3])-1)" office:value-type="string" office:string-value="Iveco" calcext:value-type="string">
            <text:p>Iveco</text:p>
          </table:table-cell>
          <table:table-cell table:formula="of:=MID([.A3];FIND(&quot; &quot;; [.A3])+1;LEN([.A3]))" office:value-type="string" office:string-value="Strails" calcext:value-type="string">
            <text:p>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1 TR</text:p>
          </table:table-cell>
          <table:table-cell office:value-type="float" office:value="1068570" calcext:value-type="float">
            <text:p>1068570</text:p>
          </table:table-cell>
          <table:table-cell office:value-type="date" office:date-value="2015-01-25" calcext:value-type="date">
            <text:p>2015-01-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Strails</text:p>
          </table:table-cell>
          <table:table-cell table:formula="of:=LEFT([.A4];FIND(&quot; &quot;; [.A4])-1)" office:value-type="string" office:string-value="Iveco" calcext:value-type="string">
            <text:p>Iveco</text:p>
          </table:table-cell>
          <table:table-cell table:formula="of:=MID([.A4];FIND(&quot; &quot;; [.A4])+1;LEN([.A4]))" office:value-type="string" office:string-value="Strails" calcext:value-type="string">
            <text:p>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2 TR</text:p>
          </table:table-cell>
          <table:table-cell office:value-type="float" office:value="998704" calcext:value-type="float">
            <text:p>998704</text:p>
          </table:table-cell>
          <table:table-cell office:value-type="date" office:date-value="2015-01-24" calcext:value-type="date">
            <text:p>2015-01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Strails</text:p>
          </table:table-cell>
          <table:table-cell table:formula="of:=LEFT([.A5];FIND(&quot; &quot;; [.A5])-1)" office:value-type="string" office:string-value="Iveco" calcext:value-type="string">
            <text:p>Iveco</text:p>
          </table:table-cell>
          <table:table-cell table:formula="of:=MID([.A5];FIND(&quot; &quot;; [.A5])+1;LEN([.A5]))" office:value-type="string" office:string-value="Strails" calcext:value-type="string">
            <text:p>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3 TR</text:p>
          </table:table-cell>
          <table:table-cell office:value-type="float" office:value="936780" calcext:value-type="float">
            <text:p>936780</text:p>
          </table:table-cell>
          <table:table-cell office:value-type="date" office:date-value="2015-01-24" calcext:value-type="date">
            <text:p>2015-01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Strails</text:p>
          </table:table-cell>
          <table:table-cell table:formula="of:=LEFT([.A6];FIND(&quot; &quot;; [.A6])-1)" office:value-type="string" office:string-value="Iveco" calcext:value-type="string">
            <text:p>Iveco</text:p>
          </table:table-cell>
          <table:table-cell table:formula="of:=MID([.A6];FIND(&quot; &quot;; [.A6])+1;LEN([.A6]))" office:value-type="string" office:string-value="Strails" calcext:value-type="string">
            <text:p>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09 TR</text:p>
          </table:table-cell>
          <table:table-cell office:value-type="float" office:value="870233" calcext:value-type="float">
            <text:p>870233</text:p>
          </table:table-cell>
          <table:table-cell office:value-type="date" office:date-value="2015-01-30" calcext:value-type="date">
            <text:p>2015-01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xor</text:p>
          </table:table-cell>
          <table:table-cell table:formula="of:=LEFT([.A7];FIND(&quot; &quot;; [.A7])-1)" office:value-type="string" office:string-value="Mercedes" calcext:value-type="string">
            <text:p>Mercedes</text:p>
          </table:table-cell>
          <table:table-cell table:formula="of:=MID([.A7];FIND(&quot; &quot;; [.A7])+1;LEN([.A7]))" office:value-type="string" office:string-value="Axor" calcext:value-type="string">
            <text:p>Axor</text:p>
          </table:table-cell>
          <table:table-cell office:value-type="float" office:value="2007" calcext:value-type="float">
            <text:p>2007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ERA 223 TR</text:p>
          </table:table-cell>
          <table:table-cell office:value-type="float" office:value="1260000" calcext:value-type="float">
            <text:p>1260000</text:p>
          </table:table-cell>
          <table:table-cell office:value-type="date" office:date-value="2016-04-23" calcext:value-type="date">
            <text:p>2016-04-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A</text:p>
          </table:table-cell>
          <table:table-cell table:formula="of:=LEFT([.A8];FIND(&quot; &quot;; [.A8])-1)" office:value-type="string" office:string-value="MAN" calcext:value-type="string">
            <text:p>MAN</text:p>
          </table:table-cell>
          <table:table-cell table:formula="of:=MID([.A8];FIND(&quot; &quot;; [.A8])+1;LEN([.A8]))" office:value-type="string" office:string-value="TGA" calcext:value-type="string">
            <text:p>TGA</text:p>
          </table:table-cell>
          <table:table-cell office:value-type="float" office:value="2007" calcext:value-type="float">
            <text:p>2007</text:p>
          </table:table-cell>
          <table:table-cell office:value-type="float" office:value="198000" calcext:value-type="float">
            <text:p>198000</text:p>
          </table:table-cell>
          <table:table-cell office:value-type="string" calcext:value-type="string">
            <text:p>ERA 217 TR</text:p>
          </table:table-cell>
          <table:table-cell office:value-type="float" office:value="890200" calcext:value-type="float">
            <text:p>890200</text:p>
          </table:table-cell>
          <table:table-cell office:value-type="date" office:date-value="2016-05-30" calcext:value-type="date">
            <text:p>2016-05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E</text:p>
          </table:table-cell>
          <table:table-cell table:formula="of:=LEFT([.A9];FIND(&quot; &quot;; [.A9])-1)" office:value-type="string" office:string-value="Volvo" calcext:value-type="string">
            <text:p>Volvo</text:p>
          </table:table-cell>
          <table:table-cell table:formula="of:=MID([.A9];FIND(&quot; &quot;; [.A9])+1;LEN([.A9]))" office:value-type="string" office:string-value="FE" calcext:value-type="string">
            <text:p>FE</text:p>
          </table:table-cell>
          <table:table-cell office:value-type="float" office:value="2008" calcext:value-type="float">
            <text:p>2008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ERA 095 TR</text:p>
          </table:table-cell>
          <table:table-cell office:value-type="float" office:value="186000" calcext:value-type="float">
            <text:p>186000</text:p>
          </table:table-cell>
          <table:table-cell office:value-type="date" office:date-value="2015-07-25" calcext:value-type="date">
            <text:p>2015-07-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M</text:p>
          </table:table-cell>
          <table:table-cell table:formula="of:=LEFT([.A10];FIND(&quot; &quot;; [.A10])-1)" office:value-type="string" office:string-value="Volvo" calcext:value-type="string">
            <text:p>Volvo</text:p>
          </table:table-cell>
          <table:table-cell table:formula="of:=MID([.A10];FIND(&quot; &quot;; [.A10])+1;LEN([.A10]))" office:value-type="string" office:string-value="FM" calcext:value-type="string">
            <text:p>FM</text:p>
          </table:table-cell>
          <table:table-cell office:value-type="float" office:value="2008" calcext:value-type="float">
            <text:p>2008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ERA 093 TR</text:p>
          </table:table-cell>
          <table:table-cell office:value-type="float" office:value="306000" calcext:value-type="float">
            <text:p>306000</text:p>
          </table:table-cell>
          <table:table-cell office:value-type="date" office:date-value="2015-09-24" calcext:value-type="date">
            <text:p>2015-09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MX</text:p>
          </table:table-cell>
          <table:table-cell table:formula="of:=LEFT([.A11];FIND(&quot; &quot;; [.A11])-1)" office:value-type="string" office:string-value="Volvo" calcext:value-type="string">
            <text:p>Volvo</text:p>
          </table:table-cell>
          <table:table-cell table:formula="of:=MID([.A11];FIND(&quot; &quot;; [.A11])+1;LEN([.A11]))" office:value-type="string" office:string-value="FMX" calcext:value-type="string">
            <text:p>FMX</text:p>
          </table:table-cell>
          <table:table-cell office:value-type="float" office:value="2008" calcext:value-type="float">
            <text:p>2008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ERA 094 TR</text:p>
          </table:table-cell>
          <table:table-cell office:value-type="float" office:value="266000" calcext:value-type="float">
            <text:p>266000</text:p>
          </table:table-cell>
          <table:table-cell office:value-type="date" office:date-value="2016-01-13" calcext:value-type="date">
            <text:p>2016-01-13</text:p>
          </table:table-cell>
          <table:table-cell table:number-columns-repeated="6"/>
          <table:table-cell office:value-type="string" calcext:value-type="string">
            <text:p>Marka</text:p>
          </table:table-cell>
          <table:table-cell office:value-type="string" calcext:value-type="string">
            <text:p>Średni przebieg</text:p>
          </table:table-cell>
        </table:table-row>
        <table:table-row table:style-name="ro1">
          <table:table-cell office:value-type="string" calcext:value-type="string">
            <text:p>Volvo FH</text:p>
          </table:table-cell>
          <table:table-cell table:formula="of:=LEFT([.A12];FIND(&quot; &quot;; [.A12])-1)" office:value-type="string" office:string-value="Volvo" calcext:value-type="string">
            <text:p>Volvo</text:p>
          </table:table-cell>
          <table:table-cell table:formula="of:=MID([.A12];FIND(&quot; &quot;; [.A12])+1;LEN([.A12]))" office:value-type="string" office:string-value="FH" calcext:value-type="string">
            <text:p>FH</text:p>
          </table:table-cell>
          <table:table-cell office:value-type="float" office:value="2008" calcext:value-type="float">
            <text:p>2008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ERA 092 TR</text:p>
          </table:table-cell>
          <table:table-cell office:value-type="float" office:value="305000" calcext:value-type="float">
            <text:p>305000</text:p>
          </table:table-cell>
          <table:table-cell office:value-type="date" office:date-value="2015-03-12" calcext:value-type="date">
            <text:p>2015-03-12</text:p>
          </table:table-cell>
          <table:table-cell table:number-columns-repeated="6"/>
          <table:table-cell office:value-type="string" calcext:value-type="string">
            <text:p>DAF</text:p>
          </table:table-cell>
          <table:table-cell office:value-type="float" office:value="273239" calcext:value-type="float">
            <text:p>273239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table:formula="of:=LEFT([.A13];FIND(&quot; &quot;; [.A13])-1)" office:value-type="string" office:string-value="Volvo" calcext:value-type="string">
            <text:p>Volvo</text:p>
          </table:table-cell>
          <table:table-cell table:formula="of:=MID([.A13];FIND(&quot; &quot;; [.A13])+1;LEN([.A13]))" office:value-type="string" office:string-value="FE" calcext:value-type="string">
            <text:p>FE</text:p>
          </table:table-cell>
          <table:table-cell office:value-type="float" office:value="2009" calcext:value-type="float">
            <text:p>2009</text:p>
          </table:table-cell>
          <table:table-cell office:value-type="float" office:value="48411" calcext:value-type="float">
            <text:p>48411</text:p>
          </table:table-cell>
          <table:table-cell office:value-type="string" calcext:value-type="string">
            <text:p>ERA 097 TR</text:p>
          </table:table-cell>
          <table:table-cell office:value-type="float" office:value="190000" calcext:value-type="float">
            <text:p>190000</text:p>
          </table:table-cell>
          <table:table-cell office:value-type="date" office:date-value="2015-07-25" calcext:value-type="date">
            <text:p>2015-07-25</text:p>
          </table:table-cell>
          <table:table-cell table:number-columns-repeated="6"/>
          <table:table-cell office:value-type="string" calcext:value-type="string">
            <text:p>Iveco</text:p>
          </table:table-cell>
          <table:table-cell office:value-type="float" office:value="657434" calcext:value-type="float">
            <text:p>657434</text:p>
          </table:table-cell>
        </table:table-row>
        <table:table-row table:style-name="ro1">
          <table:table-cell office:value-type="string" calcext:value-type="string">
            <text:p>Iveco 100E</text:p>
          </table:table-cell>
          <table:table-cell table:formula="of:=LEFT([.A14];FIND(&quot; &quot;; [.A14])-1)" office:value-type="string" office:string-value="Iveco" calcext:value-type="string">
            <text:p>Iveco</text:p>
          </table:table-cell>
          <table:table-cell table:formula="of:=MID([.A14];FIND(&quot; &quot;; [.A14])+1;LEN([.A14]))" office:value-type="string" office:string-value="100E" calcext:value-type="string">
            <text:p>100E</text:p>
          </table:table-cell>
          <table:table-cell office:value-type="float" office:value="2009" calcext:value-type="float">
            <text:p>2009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ERA 114 TR</text:p>
          </table:table-cell>
          <table:table-cell office:value-type="float" office:value="992600" calcext:value-type="float">
            <text:p>992600</text:p>
          </table:table-cell>
          <table:table-cell office:value-type="date" office:date-value="2015-06-02" calcext:value-type="date">
            <text:p>2015-06-02</text:p>
          </table:table-cell>
          <table:table-cell table:number-columns-repeated="6"/>
          <table:table-cell office:value-type="string" calcext:value-type="string">
            <text:p>MAN</text:p>
          </table:table-cell>
          <table:table-cell office:value-type="float" office:value="289637" calcext:value-type="float">
            <text:p>289637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table:formula="of:=LEFT([.A15];FIND(&quot; &quot;; [.A15])-1)" office:value-type="string" office:string-value="Volvo" calcext:value-type="string">
            <text:p>Volvo</text:p>
          </table:table-cell>
          <table:table-cell table:formula="of:=MID([.A15];FIND(&quot; &quot;; [.A15])+1;LEN([.A15]))" office:value-type="string" office:string-value="FE" calcext:value-type="string">
            <text:p>FE</text:p>
          </table:table-cell>
          <table:table-cell office:value-type="float" office:value="2009" calcext:value-type="float">
            <text:p>2009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ERA 108 TR</text:p>
          </table:table-cell>
          <table:table-cell office:value-type="float" office:value="186000" calcext:value-type="float">
            <text:p>186000</text:p>
          </table:table-cell>
          <table:table-cell office:value-type="date" office:date-value="2015-07-25" calcext:value-type="date">
            <text:p>2015-07-25</text:p>
          </table:table-cell>
          <table:table-cell table:number-columns-repeated="6"/>
          <table:table-cell office:value-type="string" calcext:value-type="string">
            <text:p>Mercedes</text:p>
          </table:table-cell>
          <table:table-cell office:value-type="float" office:value="486545" calcext:value-type="float">
            <text:p>486545</text:p>
          </table:table-cell>
        </table:table-row>
        <table:table-row table:style-name="ro1">
          <table:table-cell office:value-type="string" calcext:value-type="string">
            <text:p>Scania L94</text:p>
          </table:table-cell>
          <table:table-cell table:formula="of:=LEFT([.A16];FIND(&quot; &quot;; [.A16])-1)" office:value-type="string" office:string-value="Scania" calcext:value-type="string">
            <text:p>Scania</text:p>
          </table:table-cell>
          <table:table-cell table:formula="of:=MID([.A16];FIND(&quot; &quot;; [.A16])+1;LEN([.A16]))" office:value-type="string" office:string-value="L94" calcext:value-type="string">
            <text:p>L94</text:p>
          </table:table-cell>
          <table:table-cell office:value-type="float" office:value="2009" calcext:value-type="float">
            <text:p>2009</text:p>
          </table:table-cell>
          <table:table-cell office:value-type="float" office:value="67900" calcext:value-type="float">
            <text:p>67900</text:p>
          </table:table-cell>
          <table:table-cell office:value-type="string" calcext:value-type="string">
            <text:p>ERA 100 TR</text:p>
          </table:table-cell>
          <table:table-cell office:value-type="float" office:value="850000" calcext:value-type="float">
            <text:p>850000</text:p>
          </table:table-cell>
          <table:table-cell office:value-type="date" office:date-value="2015-07-09" calcext:value-type="date">
            <text:p>2015-07-09</text:p>
          </table:table-cell>
          <table:table-cell table:number-columns-repeated="6"/>
          <table:table-cell office:value-type="string" calcext:value-type="string">
            <text:p>Renault</text:p>
          </table:table-cell>
          <table:table-cell office:value-type="float" office:value="519936" calcext:value-type="float">
            <text:p>519936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table:formula="of:=LEFT([.A17];FIND(&quot; &quot;; [.A17])-1)" office:value-type="string" office:string-value="Volvo" calcext:value-type="string">
            <text:p>Volvo</text:p>
          </table:table-cell>
          <table:table-cell table:formula="of:=MID([.A17];FIND(&quot; &quot;; [.A17])+1;LEN([.A17]))" office:value-type="string" office:string-value="FE" calcext:value-type="string">
            <text:p>FE</text:p>
          </table:table-cell>
          <table:table-cell office:value-type="float" office:value="2009" calcext:value-type="float">
            <text:p>2009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ERA 101 TR</text:p>
          </table:table-cell>
          <table:table-cell office:value-type="float" office:value="740000" calcext:value-type="float">
            <text:p>740000</text:p>
          </table:table-cell>
          <table:table-cell office:value-type="date" office:date-value="2016-01-16" calcext:value-type="date">
            <text:p>2016-01-16</text:p>
          </table:table-cell>
          <table:table-cell table:number-columns-repeated="6"/>
          <table:table-cell office:value-type="string" calcext:value-type="string">
            <text:p>Scania</text:p>
          </table:table-cell>
          <table:table-cell office:value-type="float" office:value="557117" calcext:value-type="float">
            <text:p>557117</text:p>
          </table:table-cell>
        </table:table-row>
        <table:table-row table:style-name="ro1">
          <table:table-cell office:value-type="string" calcext:value-type="string">
            <text:p>Scania L94</text:p>
          </table:table-cell>
          <table:table-cell table:formula="of:=LEFT([.A18];FIND(&quot; &quot;; [.A18])-1)" office:value-type="string" office:string-value="Scania" calcext:value-type="string">
            <text:p>Scania</text:p>
          </table:table-cell>
          <table:table-cell table:formula="of:=MID([.A18];FIND(&quot; &quot;; [.A18])+1;LEN([.A18]))" office:value-type="string" office:string-value="L94" calcext:value-type="string">
            <text:p>L94</text:p>
          </table:table-cell>
          <table:table-cell office:value-type="float" office:value="2009" calcext:value-type="float">
            <text:p>2009</text:p>
          </table:table-cell>
          <table:table-cell office:value-type="float" office:value="68900" calcext:value-type="float">
            <text:p>68900</text:p>
          </table:table-cell>
          <table:table-cell office:value-type="string" calcext:value-type="string">
            <text:p>ERA 111 TR</text:p>
          </table:table-cell>
          <table:table-cell office:value-type="float" office:value="846000" calcext:value-type="float">
            <text:p>846000</text:p>
          </table:table-cell>
          <table:table-cell office:value-type="date" office:date-value="2015-07-09" calcext:value-type="date">
            <text:p>2015-07-09</text:p>
          </table:table-cell>
          <table:table-cell table:number-columns-repeated="6"/>
          <table:table-cell office:value-type="string" calcext:value-type="string">
            <text:p>Volvo</text:p>
          </table:table-cell>
          <table:table-cell office:value-type="float" office:value="307130" calcext:value-type="float">
            <text:p>307130</text:p>
          </table:table-cell>
        </table:table-row>
        <table:table-row table:style-name="ro1">
          <table:table-cell office:value-type="string" calcext:value-type="string">
            <text:p>Volvo FM</text:p>
          </table:table-cell>
          <table:table-cell table:formula="of:=LEFT([.A19];FIND(&quot; &quot;; [.A19])-1)" office:value-type="string" office:string-value="Volvo" calcext:value-type="string">
            <text:p>Volvo</text:p>
          </table:table-cell>
          <table:table-cell table:formula="of:=MID([.A19];FIND(&quot; &quot;; [.A19])+1;LEN([.A19]))" office:value-type="string" office:string-value="FM" calcext:value-type="string">
            <text:p>FM</text:p>
          </table:table-cell>
          <table:table-cell office:value-type="float" office:value="2009" calcext:value-type="float">
            <text:p>2009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ERA 120 TR</text:p>
          </table:table-cell>
          <table:table-cell office:value-type="float" office:value="302000" calcext:value-type="float">
            <text:p>302000</text:p>
          </table:table-cell>
          <table:table-cell office:value-type="date" office:date-value="2015-09-24" calcext:value-type="date">
            <text:p>2015-09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Premium</text:p>
          </table:table-cell>
          <table:table-cell table:formula="of:=LEFT([.A20];FIND(&quot; &quot;; [.A20])-1)" office:value-type="string" office:string-value="Renault" calcext:value-type="string">
            <text:p>Renault</text:p>
          </table:table-cell>
          <table:table-cell table:formula="of:=MID([.A20];FIND(&quot; &quot;; [.A20])+1;LEN([.A20]))" office:value-type="string" office:string-value="Premium" calcext:value-type="string">
            <text:p>Premium</text:p>
          </table:table-cell>
          <table:table-cell office:value-type="float" office:value="2009" calcext:value-type="float">
            <text:p>2009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ERA 110 TR</text:p>
          </table:table-cell>
          <table:table-cell office:value-type="float" office:value="846000" calcext:value-type="float">
            <text:p>846000</text:p>
          </table:table-cell>
          <table:table-cell office:value-type="date" office:date-value="2016-01-07" calcext:value-type="date">
            <text:p>2016-01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tego</text:p>
          </table:table-cell>
          <table:table-cell table:formula="of:=LEFT([.A21];FIND(&quot; &quot;; [.A21])-1)" office:value-type="string" office:string-value="Mercedes" calcext:value-type="string">
            <text:p>Mercedes</text:p>
          </table:table-cell>
          <table:table-cell table:formula="of:=MID([.A21];FIND(&quot; &quot;; [.A21])+1;LEN([.A21]))" office:value-type="string" office:string-value="Atego" calcext:value-type="string">
            <text:p>Atego</text:p>
          </table:table-cell>
          <table:table-cell office:value-type="float" office:value="2009" calcext:value-type="float">
            <text:p>2009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ERA 112 TR</text:p>
          </table:table-cell>
          <table:table-cell office:value-type="float" office:value="946000" calcext:value-type="float">
            <text:p>946000</text:p>
          </table:table-cell>
          <table:table-cell office:value-type="date" office:date-value="2015-01-10" calcext:value-type="date">
            <text:p>2015-01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M93</text:p>
          </table:table-cell>
          <table:table-cell table:formula="of:=LEFT([.A22];FIND(&quot; &quot;; [.A22])-1)" office:value-type="string" office:string-value="Scania" calcext:value-type="string">
            <text:p>Scania</text:p>
          </table:table-cell>
          <table:table-cell table:formula="of:=MID([.A22];FIND(&quot; &quot;; [.A22])+1;LEN([.A22]))" office:value-type="string" office:string-value="M93" calcext:value-type="string">
            <text:p>M93</text:p>
          </table:table-cell>
          <table:table-cell office:value-type="float" office:value="2009" calcext:value-type="float">
            <text:p>2009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ERA 102 TR</text:p>
          </table:table-cell>
          <table:table-cell office:value-type="float" office:value="390000" calcext:value-type="float">
            <text:p>390000</text:p>
          </table:table-cell>
          <table:table-cell office:value-type="date" office:date-value="2016-01-10" calcext:value-type="date">
            <text:p>2016-01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M93</text:p>
          </table:table-cell>
          <table:table-cell table:formula="of:=LEFT([.A23];FIND(&quot; &quot;; [.A23])-1)" office:value-type="string" office:string-value="Scania" calcext:value-type="string">
            <text:p>Scania</text:p>
          </table:table-cell>
          <table:table-cell table:formula="of:=MID([.A23];FIND(&quot; &quot;; [.A23])+1;LEN([.A23]))" office:value-type="string" office:string-value="M93" calcext:value-type="string">
            <text:p>M93</text:p>
          </table:table-cell>
          <table:table-cell office:value-type="float" office:value="2009" calcext:value-type="float">
            <text:p>2009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ERA 302 TR</text:p>
          </table:table-cell>
          <table:table-cell office:value-type="float" office:value="390000" calcext:value-type="float">
            <text:p>390000</text:p>
          </table:table-cell>
          <table:table-cell office:value-type="date" office:date-value="2016-01-10" calcext:value-type="date">
            <text:p>2016-01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MX</text:p>
          </table:table-cell>
          <table:table-cell table:formula="of:=LEFT([.A24];FIND(&quot; &quot;; [.A24])-1)" office:value-type="string" office:string-value="Volvo" calcext:value-type="string">
            <text:p>Volvo</text:p>
          </table:table-cell>
          <table:table-cell table:formula="of:=MID([.A24];FIND(&quot; &quot;; [.A24])+1;LEN([.A24]))" office:value-type="string" office:string-value="FMX" calcext:value-type="string">
            <text:p>FMX</text:p>
          </table:table-cell>
          <table:table-cell office:value-type="float" office:value="2009" calcext:value-type="float">
            <text:p>2009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ERA 096 TR</text:p>
          </table:table-cell>
          <table:table-cell office:value-type="float" office:value="270000" calcext:value-type="float">
            <text:p>270000</text:p>
          </table:table-cell>
          <table:table-cell office:value-type="date" office:date-value="2016-01-13" calcext:value-type="date">
            <text:p>2016-01-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EuroCargo</text:p>
          </table:table-cell>
          <table:table-cell table:formula="of:=LEFT([.A25];FIND(&quot; &quot;; [.A25])-1)" office:value-type="string" office:string-value="Iveco" calcext:value-type="string">
            <text:p>Iveco</text:p>
          </table:table-cell>
          <table:table-cell table:formula="of:=MID([.A25];FIND(&quot; &quot;; [.A25])+1;LEN([.A25]))" office:value-type="string" office:string-value="EuroCargo" calcext:value-type="string">
            <text:p>EuroCargo</text:p>
          </table:table-cell>
          <table:table-cell office:value-type="float" office:value="2009" calcext:value-type="float">
            <text:p>2009</text:p>
          </table:table-cell>
          <table:table-cell office:value-type="float" office:value="86133" calcext:value-type="float">
            <text:p>86133</text:p>
          </table:table-cell>
          <table:table-cell office:value-type="string" calcext:value-type="string">
            <text:p>ERA 104 TR</text:p>
          </table:table-cell>
          <table:table-cell office:value-type="float" office:value="380000" calcext:value-type="float">
            <text:p>380000</text:p>
          </table:table-cell>
          <table:table-cell office:value-type="date" office:date-value="2015-07-23" calcext:value-type="date">
            <text:p>2015-07-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H</text:p>
          </table:table-cell>
          <table:table-cell table:formula="of:=LEFT([.A26];FIND(&quot; &quot;; [.A26])-1)" office:value-type="string" office:string-value="Volvo" calcext:value-type="string">
            <text:p>Volvo</text:p>
          </table:table-cell>
          <table:table-cell table:formula="of:=MID([.A26];FIND(&quot; &quot;; [.A26])+1;LEN([.A26]))" office:value-type="string" office:string-value="FH" calcext:value-type="string">
            <text:p>FH</text:p>
          </table:table-cell>
          <table:table-cell office:value-type="float" office:value="2009" calcext:value-type="float">
            <text:p>2009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ERA 119 TR</text:p>
          </table:table-cell>
          <table:table-cell office:value-type="float" office:value="301000" calcext:value-type="float">
            <text:p>301000</text:p>
          </table:table-cell>
          <table:table-cell office:value-type="date" office:date-value="2015-03-12" calcext:value-type="date">
            <text:p>2015-03-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tego</text:p>
          </table:table-cell>
          <table:table-cell table:formula="of:=LEFT([.A27];FIND(&quot; &quot;; [.A27])-1)" office:value-type="string" office:string-value="Mercedes" calcext:value-type="string">
            <text:p>Mercedes</text:p>
          </table:table-cell>
          <table:table-cell table:formula="of:=MID([.A27];FIND(&quot; &quot;; [.A27])+1;LEN([.A27]))" office:value-type="string" office:string-value="Atego" calcext:value-type="string">
            <text:p>Atego</text:p>
          </table:table-cell>
          <table:table-cell office:value-type="float" office:value="2009" calcext:value-type="float">
            <text:p>2009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ERA 106 TR</text:p>
          </table:table-cell>
          <table:table-cell office:value-type="float" office:value="360000" calcext:value-type="float">
            <text:p>360000</text:p>
          </table:table-cell>
          <table:table-cell office:value-type="date" office:date-value="2015-06-19" calcext:value-type="date">
            <text:p>2015-06-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L</text:p>
          </table:table-cell>
          <table:table-cell table:formula="of:=LEFT([.A28];FIND(&quot; &quot;; [.A28])-1)" office:value-type="string" office:string-value="MAN" calcext:value-type="string">
            <text:p>MAN</text:p>
          </table:table-cell>
          <table:table-cell table:formula="of:=MID([.A28];FIND(&quot; &quot;; [.A28])+1;LEN([.A28]))" office:value-type="string" office:string-value="TGL" calcext:value-type="string">
            <text:p>TGL</text:p>
          </table:table-cell>
          <table:table-cell office:value-type="float" office:value="2009" calcext:value-type="float">
            <text:p>2009</text:p>
          </table:table-cell>
          <table:table-cell office:value-type="float" office:value="114400" calcext:value-type="float">
            <text:p>114400</text:p>
          </table:table-cell>
          <table:table-cell office:value-type="string" calcext:value-type="string">
            <text:p>ERA 117 TR</text:p>
          </table:table-cell>
          <table:table-cell office:value-type="float" office:value="226000" calcext:value-type="float">
            <text:p>226000</text:p>
          </table:table-cell>
          <table:table-cell office:value-type="date" office:date-value="2015-03-10" calcext:value-type="date">
            <text:p>2015-03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L</text:p>
          </table:table-cell>
          <table:table-cell table:formula="of:=LEFT([.A29];FIND(&quot; &quot;; [.A29])-1)" office:value-type="string" office:string-value="Volvo" calcext:value-type="string">
            <text:p>Volvo</text:p>
          </table:table-cell>
          <table:table-cell table:formula="of:=MID([.A29];FIND(&quot; &quot;; [.A29])+1;LEN([.A29]))" office:value-type="string" office:string-value="FL" calcext:value-type="string">
            <text:p>FL</text:p>
          </table:table-cell>
          <table:table-cell office:value-type="float" office:value="2009" calcext:value-type="float">
            <text:p>2009</text:p>
          </table:table-cell>
          <table:table-cell office:value-type="float" office:value="134000" calcext:value-type="float">
            <text:p>134000</text:p>
          </table:table-cell>
          <table:table-cell office:value-type="string" calcext:value-type="string">
            <text:p>ERA 098 TR</text:p>
          </table:table-cell>
          <table:table-cell office:value-type="float" office:value="482000" calcext:value-type="float">
            <text:p>482000</text:p>
          </table:table-cell>
          <table:table-cell office:value-type="date" office:date-value="2016-01-16" calcext:value-type="date">
            <text:p>2016-01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L</text:p>
          </table:table-cell>
          <table:table-cell table:formula="of:=LEFT([.A30];FIND(&quot; &quot;; [.A30])-1)" office:value-type="string" office:string-value="Volvo" calcext:value-type="string">
            <text:p>Volvo</text:p>
          </table:table-cell>
          <table:table-cell table:formula="of:=MID([.A30];FIND(&quot; &quot;; [.A30])+1;LEN([.A30]))" office:value-type="string" office:string-value="FL" calcext:value-type="string">
            <text:p>FL</text:p>
          </table:table-cell>
          <table:table-cell office:value-type="float" office:value="2009" calcext:value-type="float">
            <text:p>2009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ERA 109 TR</text:p>
          </table:table-cell>
          <table:table-cell office:value-type="float" office:value="478000" calcext:value-type="float">
            <text:p>478000</text:p>
          </table:table-cell>
          <table:table-cell office:value-type="date" office:date-value="2016-01-16" calcext:value-type="date">
            <text:p>2016-01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LF45</text:p>
          </table:table-cell>
          <table:table-cell table:formula="of:=LEFT([.A31];FIND(&quot; &quot;; [.A31])-1)" office:value-type="string" office:string-value="DAF" calcext:value-type="string">
            <text:p>DAF</text:p>
          </table:table-cell>
          <table:table-cell table:formula="of:=MID([.A31];FIND(&quot; &quot;; [.A31])+1;LEN([.A31]))" office:value-type="string" office:string-value="LF45" calcext:value-type="string">
            <text:p>LF45</text:p>
          </table:table-cell>
          <table:table-cell office:value-type="float" office:value="2009" calcext:value-type="float">
            <text:p>2009</text:p>
          </table:table-cell>
          <table:table-cell office:value-type="float" office:value="131780" calcext:value-type="float">
            <text:p>131780</text:p>
          </table:table-cell>
          <table:table-cell office:value-type="string" calcext:value-type="string">
            <text:p>ERA 115 TR</text:p>
          </table:table-cell>
          <table:table-cell office:value-type="float" office:value="306000" calcext:value-type="float">
            <text:p>306000</text:p>
          </table:table-cell>
          <table:table-cell office:value-type="date" office:date-value="2015-12-27" calcext:value-type="date">
            <text:p>2015-12-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L</text:p>
          </table:table-cell>
          <table:table-cell table:formula="of:=LEFT([.A32];FIND(&quot; &quot;; [.A32])-1)" office:value-type="string" office:string-value="MAN" calcext:value-type="string">
            <text:p>MAN</text:p>
          </table:table-cell>
          <table:table-cell table:formula="of:=MID([.A32];FIND(&quot; &quot;; [.A32])+1;LEN([.A32]))" office:value-type="string" office:string-value="TGL" calcext:value-type="string">
            <text:p>TGL</text:p>
          </table:table-cell>
          <table:table-cell office:value-type="float" office:value="2009" calcext:value-type="float">
            <text:p>2009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ERA 113 TR</text:p>
          </table:table-cell>
          <table:table-cell office:value-type="float" office:value="403000" calcext:value-type="float">
            <text:p>403000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Premium</text:p>
          </table:table-cell>
          <table:table-cell table:formula="of:=LEFT([.A33];FIND(&quot; &quot;; [.A33])-1)" office:value-type="string" office:string-value="Renault" calcext:value-type="string">
            <text:p>Renault</text:p>
          </table:table-cell>
          <table:table-cell table:formula="of:=MID([.A33];FIND(&quot; &quot;; [.A33])+1;LEN([.A33]))" office:value-type="string" office:string-value="Premium" calcext:value-type="string">
            <text:p>Premium</text:p>
          </table:table-cell>
          <table:table-cell office:value-type="float" office:value="2009" calcext:value-type="float">
            <text:p>2009</text:p>
          </table:table-cell>
          <table:table-cell office:value-type="float" office:value="162800" calcext:value-type="float">
            <text:p>162800</text:p>
          </table:table-cell>
          <table:table-cell office:value-type="string" calcext:value-type="string">
            <text:p>ERA 107 TR</text:p>
          </table:table-cell>
          <table:table-cell office:value-type="float" office:value="370000" calcext:value-type="float">
            <text:p>370000</text:p>
          </table:table-cell>
          <table:table-cell office:value-type="date" office:date-value="2015-11-21" calcext:value-type="date">
            <text:p>2015-11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A41</text:p>
          </table:table-cell>
          <table:table-cell table:formula="of:=LEFT([.A34];FIND(&quot; &quot;; [.A34])-1)" office:value-type="string" office:string-value="MAN" calcext:value-type="string">
            <text:p>MAN</text:p>
          </table:table-cell>
          <table:table-cell table:formula="of:=MID([.A34];FIND(&quot; &quot;; [.A34])+1;LEN([.A34]))" office:value-type="string" office:string-value="TGA41" calcext:value-type="string">
            <text:p>TGA41</text:p>
          </table:table-cell>
          <table:table-cell office:value-type="float" office:value="2009" calcext:value-type="float">
            <text:p>2009</text:p>
          </table:table-cell>
          <table:table-cell office:value-type="float" office:value="168800" calcext:value-type="float">
            <text:p>168800</text:p>
          </table:table-cell>
          <table:table-cell office:value-type="string" calcext:value-type="string">
            <text:p>ERA 116 TR</text:p>
          </table:table-cell>
          <table:table-cell office:value-type="float" office:value="186300" calcext:value-type="float">
            <text:p>186300</text:p>
          </table:table-cell>
          <table:table-cell office:value-type="date" office:date-value="2015-09-25" calcext:value-type="date">
            <text:p>2015-09-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A33</text:p>
          </table:table-cell>
          <table:table-cell table:formula="of:=LEFT([.A35];FIND(&quot; &quot;; [.A35])-1)" office:value-type="string" office:string-value="MAN" calcext:value-type="string">
            <text:p>MAN</text:p>
          </table:table-cell>
          <table:table-cell table:formula="of:=MID([.A35];FIND(&quot; &quot;; [.A35])+1;LEN([.A35]))" office:value-type="string" office:string-value="TGA33" calcext:value-type="string">
            <text:p>TGA33</text:p>
          </table:table-cell>
          <table:table-cell office:value-type="float" office:value="2009" calcext:value-type="float">
            <text:p>2009</text:p>
          </table:table-cell>
          <table:table-cell office:value-type="float" office:value="195370" calcext:value-type="float">
            <text:p>195370</text:p>
          </table:table-cell>
          <table:table-cell office:value-type="string" calcext:value-type="string">
            <text:p>ERA 105 TR</text:p>
          </table:table-cell>
          <table:table-cell office:value-type="float" office:value="290000" calcext:value-type="float">
            <text:p>290000</text:p>
          </table:table-cell>
          <table:table-cell office:value-type="date" office:date-value="2016-04-07" calcext:value-type="date">
            <text:p>2016-04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CF85</text:p>
          </table:table-cell>
          <table:table-cell table:formula="of:=LEFT([.A36];FIND(&quot; &quot;; [.A36])-1)" office:value-type="string" office:string-value="DAF" calcext:value-type="string">
            <text:p>DAF</text:p>
          </table:table-cell>
          <table:table-cell table:formula="of:=MID([.A36];FIND(&quot; &quot;; [.A36])+1;LEN([.A36]))" office:value-type="string" office:string-value="CF85" calcext:value-type="string">
            <text:p>CF85</text:p>
          </table:table-cell>
          <table:table-cell office:value-type="float" office:value="2009" calcext:value-type="float">
            <text:p>2009</text:p>
          </table:table-cell>
          <table:table-cell office:value-type="float" office:value="195340" calcext:value-type="float">
            <text:p>195340</text:p>
          </table:table-cell>
          <table:table-cell office:value-type="string" calcext:value-type="string">
            <text:p>ERA 103 TR</text:p>
          </table:table-cell>
          <table:table-cell office:value-type="float" office:value="190000" calcext:value-type="float">
            <text:p>190000</text:p>
          </table:table-cell>
          <table:table-cell office:value-type="date" office:date-value="2015-10-01" calcext:value-type="date">
            <text:p>2015-10-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Sided</text:p>
          </table:table-cell>
          <table:table-cell table:formula="of:=LEFT([.A37];FIND(&quot; &quot;; [.A37])-1)" office:value-type="string" office:string-value="Mercedes" calcext:value-type="string">
            <text:p>Mercedes</text:p>
          </table:table-cell>
          <table:table-cell table:formula="of:=MID([.A37];FIND(&quot; &quot;; [.A37])+1;LEN([.A37]))" office:value-type="string" office:string-value="Sided" calcext:value-type="string">
            <text:p>Sided</text:p>
          </table:table-cell>
          <table:table-cell office:value-type="float" office:value="2009" calcext:value-type="float">
            <text:p>2009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ERA 099 TR</text:p>
          </table:table-cell>
          <table:table-cell office:value-type="float" office:value="305000" calcext:value-type="float">
            <text:p>305000</text:p>
          </table:table-cell>
          <table:table-cell office:value-type="date" office:date-value="2015-10-30" calcext:value-type="date">
            <text:p>2015-10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ctros</text:p>
          </table:table-cell>
          <table:table-cell table:formula="of:=LEFT([.A38];FIND(&quot; &quot;; [.A38])-1)" office:value-type="string" office:string-value="Mercedes" calcext:value-type="string">
            <text:p>Mercedes</text:p>
          </table:table-cell>
          <table:table-cell table:formula="of:=MID([.A38];FIND(&quot; &quot;; [.A38])+1;LEN([.A38]))" office:value-type="string" office:string-value="Actros" calcext:value-type="string">
            <text:p>Actros</text:p>
          </table:table-cell>
          <table:table-cell office:value-type="float" office:value="2009" calcext:value-type="float">
            <text:p>2009</text:p>
          </table:table-cell>
          <table:table-cell office:value-type="float" office:value="291000" calcext:value-type="float">
            <text:p>291000</text:p>
          </table:table-cell>
          <table:table-cell office:value-type="string" calcext:value-type="string">
            <text:p>ERA 118 TR</text:p>
          </table:table-cell>
          <table:table-cell office:value-type="float" office:value="166000" calcext:value-type="float">
            <text:p>166000</text:p>
          </table:table-cell>
          <table:table-cell office:value-type="date" office:date-value="2015-10-20" calcext:value-type="date">
            <text:p>2015-10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LF45</text:p>
          </table:table-cell>
          <table:table-cell table:formula="of:=LEFT([.A39];FIND(&quot; &quot;; [.A39])-1)" office:value-type="string" office:string-value="DAF" calcext:value-type="string">
            <text:p>DAF</text:p>
          </table:table-cell>
          <table:table-cell table:formula="of:=MID([.A39];FIND(&quot; &quot;; [.A39])+1;LEN([.A39]))" office:value-type="string" office:string-value="LF45" calcext:value-type="string">
            <text:p>LF45</text:p>
          </table:table-cell>
          <table:table-cell office:value-type="float" office:value="2010" calcext:value-type="float">
            <text:p>2010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ERA 132 TR</text:p>
          </table:table-cell>
          <table:table-cell office:value-type="float" office:value="978000" calcext:value-type="float">
            <text:p>978000</text:p>
          </table:table-cell>
          <table:table-cell office:value-type="date" office:date-value="2015-11-01" calcext:value-type="date">
            <text:p>2015-11-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LF45</text:p>
          </table:table-cell>
          <table:table-cell table:formula="of:=LEFT([.A40];FIND(&quot; &quot;; [.A40])-1)" office:value-type="string" office:string-value="DAF" calcext:value-type="string">
            <text:p>DAF</text:p>
          </table:table-cell>
          <table:table-cell table:formula="of:=MID([.A40];FIND(&quot; &quot;; [.A40])+1;LEN([.A40]))" office:value-type="string" office:string-value="LF45" calcext:value-type="string">
            <text:p>LF45</text:p>
          </table:table-cell>
          <table:table-cell office:value-type="float" office:value="2010" calcext:value-type="float">
            <text:p>2010</text:p>
          </table:table-cell>
          <table:table-cell office:value-type="float" office:value="40830" calcext:value-type="float">
            <text:p>40830</text:p>
          </table:table-cell>
          <table:table-cell office:value-type="string" calcext:value-type="string">
            <text:p>ERA 142 TR</text:p>
          </table:table-cell>
          <table:table-cell office:value-type="float" office:value="326000" calcext:value-type="float">
            <text:p>326000</text:p>
          </table:table-cell>
          <table:table-cell office:value-type="date" office:date-value="2015-02-27" calcext:value-type="date">
            <text:p>2015-02-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E</text:p>
          </table:table-cell>
          <table:table-cell table:formula="of:=LEFT([.A41];FIND(&quot; &quot;; [.A41])-1)" office:value-type="string" office:string-value="Volvo" calcext:value-type="string">
            <text:p>Volvo</text:p>
          </table:table-cell>
          <table:table-cell table:formula="of:=MID([.A41];FIND(&quot; &quot;; [.A41])+1;LEN([.A41]))" office:value-type="string" office:string-value="FE" calcext:value-type="string">
            <text:p>FE</text:p>
          </table:table-cell>
          <table:table-cell office:value-type="float" office:value="2010" calcext:value-type="float">
            <text:p>2010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ERA 145 TR</text:p>
          </table:table-cell>
          <table:table-cell office:value-type="float" office:value="736000" calcext:value-type="float">
            <text:p>736000</text:p>
          </table:table-cell>
          <table:table-cell office:value-type="date" office:date-value="2016-01-16" calcext:value-type="date">
            <text:p>2016-01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Midlum</text:p>
          </table:table-cell>
          <table:table-cell table:formula="of:=LEFT([.A42];FIND(&quot; &quot;; [.A42])-1)" office:value-type="string" office:string-value="Renault" calcext:value-type="string">
            <text:p>Renault</text:p>
          </table:table-cell>
          <table:table-cell table:formula="of:=MID([.A42];FIND(&quot; &quot;; [.A42])+1;LEN([.A42]))" office:value-type="string" office:string-value="Midlum" calcext:value-type="string">
            <text:p>Midlum</text:p>
          </table:table-cell>
          <table:table-cell office:value-type="float" office:value="2010" calcext:value-type="float">
            <text:p>201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RA 146 TR</text:p>
          </table:table-cell>
          <table:table-cell office:value-type="float" office:value="99250" calcext:value-type="float">
            <text:p>99250</text:p>
          </table:table-cell>
          <table:table-cell office:value-type="date" office:date-value="2015-08-10" calcext:value-type="date">
            <text:p>2015-08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tego</text:p>
          </table:table-cell>
          <table:table-cell table:formula="of:=LEFT([.A43];FIND(&quot; &quot;; [.A43])-1)" office:value-type="string" office:string-value="Mercedes" calcext:value-type="string">
            <text:p>Mercedes</text:p>
          </table:table-cell>
          <table:table-cell table:formula="of:=MID([.A43];FIND(&quot; &quot;; [.A43])+1;LEN([.A43]))" office:value-type="string" office:string-value="Atego" calcext:value-type="string">
            <text:p>Atego</text:p>
          </table:table-cell>
          <table:table-cell office:value-type="float" office:value="2010" calcext:value-type="float">
            <text:p>2010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ERA 135 TR</text:p>
          </table:table-cell>
          <table:table-cell office:value-type="float" office:value="950000" calcext:value-type="float">
            <text:p>950000</text:p>
          </table:table-cell>
          <table:table-cell office:value-type="date" office:date-value="2015-01-25" calcext:value-type="date">
            <text:p>2015-01-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100E</text:p>
          </table:table-cell>
          <table:table-cell table:formula="of:=LEFT([.A44];FIND(&quot; &quot;; [.A44])-1)" office:value-type="string" office:string-value="Iveco" calcext:value-type="string">
            <text:p>Iveco</text:p>
          </table:table-cell>
          <table:table-cell table:formula="of:=MID([.A44];FIND(&quot; &quot;; [.A44])+1;LEN([.A44]))" office:value-type="string" office:string-value="100E" calcext:value-type="string">
            <text:p>100E</text:p>
          </table:table-cell>
          <table:table-cell office:value-type="float" office:value="2010" calcext:value-type="float">
            <text:p>2010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ERA 136 TR</text:p>
          </table:table-cell>
          <table:table-cell office:value-type="float" office:value="103260" calcext:value-type="float">
            <text:p>103260</text:p>
          </table:table-cell>
          <table:table-cell office:value-type="date" office:date-value="2015-06-02" calcext:value-type="date">
            <text:p>2015-06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D10</text:p>
          </table:table-cell>
          <table:table-cell table:formula="of:=LEFT([.A45];FIND(&quot; &quot;; [.A45])-1)" office:value-type="string" office:string-value="Renault" calcext:value-type="string">
            <text:p>Renault</text:p>
          </table:table-cell>
          <table:table-cell table:formula="of:=MID([.A45];FIND(&quot; &quot;; [.A45])+1;LEN([.A45]))" office:value-type="string" office:string-value="D10" calcext:value-type="string">
            <text:p>D10</text:p>
          </table:table-cell>
          <table:table-cell office:value-type="float" office:value="2010" calcext:value-type="float">
            <text:p>2010</text:p>
          </table:table-cell>
          <table:table-cell office:value-type="float" office:value="75300" calcext:value-type="float">
            <text:p>75300</text:p>
          </table:table-cell>
          <table:table-cell office:value-type="string" calcext:value-type="string">
            <text:p>ERA 141 TR</text:p>
          </table:table-cell>
          <table:table-cell office:value-type="float" office:value="302000" calcext:value-type="float">
            <text:p>302000</text:p>
          </table:table-cell>
          <table:table-cell office:value-type="date" office:date-value="2015-06-19" calcext:value-type="date">
            <text:p>2015-06-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MX</text:p>
          </table:table-cell>
          <table:table-cell table:formula="of:=LEFT([.A46];FIND(&quot; &quot;; [.A46])-1)" office:value-type="string" office:string-value="Volvo" calcext:value-type="string">
            <text:p>Volvo</text:p>
          </table:table-cell>
          <table:table-cell table:formula="of:=MID([.A46];FIND(&quot; &quot;; [.A46])+1;LEN([.A46]))" office:value-type="string" office:string-value="FMX" calcext:value-type="string">
            <text:p>FMX</text:p>
          </table:table-cell>
          <table:table-cell office:value-type="float" office:value="2010" calcext:value-type="float">
            <text:p>2010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ERA 340 TR</text:p>
          </table:table-cell>
          <table:table-cell office:value-type="float" office:value="266000" calcext:value-type="float">
            <text:p>266000</text:p>
          </table:table-cell>
          <table:table-cell office:value-type="date" office:date-value="2016-01-13" calcext:value-type="date">
            <text:p>2016-01-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tego</text:p>
          </table:table-cell>
          <table:table-cell table:formula="of:=LEFT([.A47];FIND(&quot; &quot;; [.A47])-1)" office:value-type="string" office:string-value="Mercedes" calcext:value-type="string">
            <text:p>Mercedes</text:p>
          </table:table-cell>
          <table:table-cell table:formula="of:=MID([.A47];FIND(&quot; &quot;; [.A47])+1;LEN([.A47]))" office:value-type="string" office:string-value="Atego" calcext:value-type="string">
            <text:p>Atego</text:p>
          </table:table-cell>
          <table:table-cell office:value-type="float" office:value="2010" calcext:value-type="float">
            <text:p>2010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ERA 147 TR</text:p>
          </table:table-cell>
          <table:table-cell office:value-type="float" office:value="356000" calcext:value-type="float">
            <text:p>356000</text:p>
          </table:table-cell>
          <table:table-cell office:value-type="date" office:date-value="2015-06-19" calcext:value-type="date">
            <text:p>2015-06-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L</text:p>
          </table:table-cell>
          <table:table-cell table:formula="of:=LEFT([.A48];FIND(&quot; &quot;; [.A48])-1)" office:value-type="string" office:string-value="MAN" calcext:value-type="string">
            <text:p>MAN</text:p>
          </table:table-cell>
          <table:table-cell table:formula="of:=MID([.A48];FIND(&quot; &quot;; [.A48])+1;LEN([.A48]))" office:value-type="string" office:string-value="TGL" calcext:value-type="string">
            <text:p>TGL</text:p>
          </table:table-cell>
          <table:table-cell office:value-type="float" office:value="2010" calcext:value-type="float">
            <text:p>2010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ERA 394 TR</text:p>
          </table:table-cell>
          <table:table-cell office:value-type="float" office:value="266000" calcext:value-type="float">
            <text:p>266000</text:p>
          </table:table-cell>
          <table:table-cell office:value-type="date" office:date-value="2016-01-13" calcext:value-type="date">
            <text:p>2016-01-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CF75</text:p>
          </table:table-cell>
          <table:table-cell table:formula="of:=LEFT([.A49];FIND(&quot; &quot;; [.A49])-1)" office:value-type="string" office:string-value="DAF" calcext:value-type="string">
            <text:p>DAF</text:p>
          </table:table-cell>
          <table:table-cell table:formula="of:=MID([.A49];FIND(&quot; &quot;; [.A49])+1;LEN([.A49]))" office:value-type="string" office:string-value="CF75" calcext:value-type="string">
            <text:p>CF75</text:p>
          </table:table-cell>
          <table:table-cell office:value-type="float" office:value="2010" calcext:value-type="float">
            <text:p>2010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ERA 143 TR</text:p>
          </table:table-cell>
          <table:table-cell office:value-type="float" office:value="91000" calcext:value-type="float">
            <text:p>91000</text:p>
          </table:table-cell>
          <table:table-cell office:value-type="date" office:date-value="2015-09-21" calcext:value-type="date">
            <text:p>2015-09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L</text:p>
          </table:table-cell>
          <table:table-cell table:formula="of:=LEFT([.A50];FIND(&quot; &quot;; [.A50])-1)" office:value-type="string" office:string-value="MAN" calcext:value-type="string">
            <text:p>MAN</text:p>
          </table:table-cell>
          <table:table-cell table:formula="of:=MID([.A50];FIND(&quot; &quot;; [.A50])+1;LEN([.A50]))" office:value-type="string" office:string-value="TGL" calcext:value-type="string">
            <text:p>TGL</text:p>
          </table:table-cell>
          <table:table-cell office:value-type="float" office:value="2010" calcext:value-type="float">
            <text:p>2010</text:p>
          </table:table-cell>
          <table:table-cell office:value-type="float" office:value="113400" calcext:value-type="float">
            <text:p>113400</text:p>
          </table:table-cell>
          <table:table-cell office:value-type="string" calcext:value-type="string">
            <text:p>ERA 140 TR</text:p>
          </table:table-cell>
          <table:table-cell office:value-type="float" office:value="230000" calcext:value-type="float">
            <text:p>230000</text:p>
          </table:table-cell>
          <table:table-cell office:value-type="date" office:date-value="2015-03-10" calcext:value-type="date">
            <text:p>2015-03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CF65</text:p>
          </table:table-cell>
          <table:table-cell table:formula="of:=LEFT([.A51];FIND(&quot; &quot;; [.A51])-1)" office:value-type="string" office:string-value="DAF" calcext:value-type="string">
            <text:p>DAF</text:p>
          </table:table-cell>
          <table:table-cell table:formula="of:=MID([.A51];FIND(&quot; &quot;; [.A51])+1;LEN([.A51]))" office:value-type="string" office:string-value="CF65" calcext:value-type="string">
            <text:p>CF65</text:p>
          </table:table-cell>
          <table:table-cell office:value-type="float" office:value="2010" calcext:value-type="float">
            <text:p>2010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ERA 133 TR</text:p>
          </table:table-cell>
          <table:table-cell office:value-type="float" office:value="251000" calcext:value-type="float">
            <text:p>251000</text:p>
          </table:table-cell>
          <table:table-cell office:value-type="date" office:date-value="2015-03-04" calcext:value-type="date">
            <text:p>2015-03-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TrakkerEuro5</text:p>
          </table:table-cell>
          <table:table-cell table:formula="of:=LEFT([.A52];FIND(&quot; &quot;; [.A52])-1)" office:value-type="string" office:string-value="Iveco" calcext:value-type="string">
            <text:p>Iveco</text:p>
          </table:table-cell>
          <table:table-cell table:formula="of:=MID([.A52];FIND(&quot; &quot;; [.A52])+1;LEN([.A52]))" office:value-type="string" office:string-value="TrakkerEuro5" calcext:value-type="string">
            <text:p>TrakkerEuro5</text:p>
          </table:table-cell>
          <table:table-cell office:value-type="float" office:value="2010" calcext:value-type="float">
            <text:p>201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ERA 214 TR</text:p>
          </table:table-cell>
          <table:table-cell office:value-type="float" office:value="263000" calcext:value-type="float">
            <text:p>263000</text:p>
          </table:table-cell>
          <table:table-cell office:value-type="date" office:date-value="2015-01-24" calcext:value-type="date">
            <text:p>2015-01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Magnum</text:p>
          </table:table-cell>
          <table:table-cell table:formula="of:=LEFT([.A53];FIND(&quot; &quot;; [.A53])-1)" office:value-type="string" office:string-value="Renault" calcext:value-type="string">
            <text:p>Renault</text:p>
          </table:table-cell>
          <table:table-cell table:formula="of:=MID([.A53];FIND(&quot; &quot;; [.A53])+1;LEN([.A53]))" office:value-type="string" office:string-value="Magnum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ERA 227 TR</text:p>
          </table:table-cell>
          <table:table-cell office:value-type="float" office:value="930000" calcext:value-type="float">
            <text:p>930000</text:p>
          </table:table-cell>
          <table:table-cell office:value-type="date" office:date-value="2015-08-20" calcext:value-type="date">
            <text:p>2015-08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Magnum</text:p>
          </table:table-cell>
          <table:table-cell table:formula="of:=LEFT([.A54];FIND(&quot; &quot;; [.A54])-1)" office:value-type="string" office:string-value="Renault" calcext:value-type="string">
            <text:p>Renault</text:p>
          </table:table-cell>
          <table:table-cell table:formula="of:=MID([.A54];FIND(&quot; &quot;; [.A54])+1;LEN([.A54]))" office:value-type="string" office:string-value="Magnum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ERA 228 TR</text:p>
          </table:table-cell>
          <table:table-cell office:value-type="float" office:value="912000" calcext:value-type="float">
            <text:p>912000</text:p>
          </table:table-cell>
          <table:table-cell office:value-type="date" office:date-value="2015-08-20" calcext:value-type="date">
            <text:p>2015-08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Magnum</text:p>
          </table:table-cell>
          <table:table-cell table:formula="of:=LEFT([.A55];FIND(&quot; &quot;; [.A55])-1)" office:value-type="string" office:string-value="Renault" calcext:value-type="string">
            <text:p>Renault</text:p>
          </table:table-cell>
          <table:table-cell table:formula="of:=MID([.A55];FIND(&quot; &quot;; [.A55])+1;LEN([.A55]))" office:value-type="string" office:string-value="Magnum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ERA 226 TR</text:p>
          </table:table-cell>
          <table:table-cell office:value-type="float" office:value="856000" calcext:value-type="float">
            <text:p>856000</text:p>
          </table:table-cell>
          <table:table-cell office:value-type="date" office:date-value="2015-08-20" calcext:value-type="date">
            <text:p>2015-08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Premium</text:p>
          </table:table-cell>
          <table:table-cell table:formula="of:=LEFT([.A56];FIND(&quot; &quot;; [.A56])-1)" office:value-type="string" office:string-value="Renault" calcext:value-type="string">
            <text:p>Renault</text:p>
          </table:table-cell>
          <table:table-cell table:formula="of:=MID([.A56];FIND(&quot; &quot;; [.A56])+1;LEN([.A56]))" office:value-type="string" office:string-value="Premium" calcext:value-type="string">
            <text:p>Premium</text:p>
          </table:table-cell>
          <table:table-cell office:value-type="float" office:value="2010" calcext:value-type="float">
            <text:p>2010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ERA 131 TR</text:p>
          </table:table-cell>
          <table:table-cell office:value-type="float" office:value="455000" calcext:value-type="float">
            <text:p>455000</text:p>
          </table:table-cell>
          <table:table-cell office:value-type="date" office:date-value="2016-03-10" calcext:value-type="date">
            <text:p>2016-03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Sided</text:p>
          </table:table-cell>
          <table:table-cell table:formula="of:=LEFT([.A57];FIND(&quot; &quot;; [.A57])-1)" office:value-type="string" office:string-value="Mercedes" calcext:value-type="string">
            <text:p>Mercedes</text:p>
          </table:table-cell>
          <table:table-cell table:formula="of:=MID([.A57];FIND(&quot; &quot;; [.A57])+1;LEN([.A57]))" office:value-type="string" office:string-value="Sided" calcext:value-type="string">
            <text:p>Sided</text:p>
          </table:table-cell>
          <table:table-cell office:value-type="float" office:value="2010" calcext:value-type="float">
            <text:p>2010</text:p>
          </table:table-cell>
          <table:table-cell office:value-type="float" office:value="231000" calcext:value-type="float">
            <text:p>231000</text:p>
          </table:table-cell>
          <table:table-cell office:value-type="string" calcext:value-type="string">
            <text:p>ERA 144 TR</text:p>
          </table:table-cell>
          <table:table-cell office:value-type="float" office:value="301000" calcext:value-type="float">
            <text:p>301000</text:p>
          </table:table-cell>
          <table:table-cell office:value-type="date" office:date-value="2015-10-30" calcext:value-type="date">
            <text:p>2015-10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ctros</text:p>
          </table:table-cell>
          <table:table-cell table:formula="of:=LEFT([.A58];FIND(&quot; &quot;; [.A58])-1)" office:value-type="string" office:string-value="Mercedes" calcext:value-type="string">
            <text:p>Mercedes</text:p>
          </table:table-cell>
          <table:table-cell table:formula="of:=MID([.A58];FIND(&quot; &quot;; [.A58])+1;LEN([.A58]))" office:value-type="string" office:string-value="Actros" calcext:value-type="string">
            <text:p>Actros</text:p>
          </table:table-cell>
          <table:table-cell office:value-type="float" office:value="2010" calcext:value-type="float">
            <text:p>2010</text:p>
          </table:table-cell>
          <table:table-cell office:value-type="float" office:value="257000" calcext:value-type="float">
            <text:p>257000</text:p>
          </table:table-cell>
          <table:table-cell office:value-type="string" calcext:value-type="string">
            <text:p>ERA 134 TR</text:p>
          </table:table-cell>
          <table:table-cell office:value-type="float" office:value="164700" calcext:value-type="float">
            <text:p>164700</text:p>
          </table:table-cell>
          <table:table-cell office:value-type="date" office:date-value="2015-10-09" calcext:value-type="date">
            <text:p>2015-10-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LF45</text:p>
          </table:table-cell>
          <table:table-cell table:formula="of:=LEFT([.A59];FIND(&quot; &quot;; [.A59])-1)" office:value-type="string" office:string-value="DAF" calcext:value-type="string">
            <text:p>DAF</text:p>
          </table:table-cell>
          <table:table-cell table:formula="of:=MID([.A59];FIND(&quot; &quot;; [.A59])+1;LEN([.A59]))" office:value-type="string" office:string-value="LF45" calcext:value-type="string">
            <text:p>LF45</text:p>
          </table:table-cell>
          <table:table-cell office:value-type="float" office:value="2011" calcext:value-type="float">
            <text:p>2011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ERA 161 TR</text:p>
          </table:table-cell>
          <table:table-cell office:value-type="float" office:value="574000" calcext:value-type="float">
            <text:p>574000</text:p>
          </table:table-cell>
          <table:table-cell office:value-type="date" office:date-value="2015-11-01" calcext:value-type="date">
            <text:p>2015-11-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R385</text:p>
          </table:table-cell>
          <table:table-cell table:formula="of:=LEFT([.A60];FIND(&quot; &quot;; [.A60])-1)" office:value-type="string" office:string-value="Renault" calcext:value-type="string">
            <text:p>Renault</text:p>
          </table:table-cell>
          <table:table-cell table:formula="of:=MID([.A60];FIND(&quot; &quot;; [.A60])+1;LEN([.A60]))" office:value-type="string" office:string-value="R385" calcext:value-type="string">
            <text:p>R385</text:p>
          </table:table-cell>
          <table:table-cell office:value-type="float" office:value="2011" calcext:value-type="float">
            <text:p>2011</text:p>
          </table:table-cell>
          <table:table-cell office:value-type="float" office:value="56700" calcext:value-type="float">
            <text:p>56700</text:p>
          </table:table-cell>
          <table:table-cell office:value-type="string" calcext:value-type="string">
            <text:p>ERA 158 TR</text:p>
          </table:table-cell>
          <table:table-cell office:value-type="float" office:value="290000" calcext:value-type="float">
            <text:p>290000</text:p>
          </table:table-cell>
          <table:table-cell office:value-type="date" office:date-value="2015-08-20" calcext:value-type="date">
            <text:p>2015-08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R385</text:p>
          </table:table-cell>
          <table:table-cell table:formula="of:=LEFT([.A61];FIND(&quot; &quot;; [.A61])-1)" office:value-type="string" office:string-value="Renault" calcext:value-type="string">
            <text:p>Renault</text:p>
          </table:table-cell>
          <table:table-cell table:formula="of:=MID([.A61];FIND(&quot; &quot;; [.A61])+1;LEN([.A61]))" office:value-type="string" office:string-value="R385" calcext:value-type="string">
            <text:p>R385</text:p>
          </table:table-cell>
          <table:table-cell office:value-type="float" office:value="2011" calcext:value-type="float">
            <text:p>2011</text:p>
          </table:table-cell>
          <table:table-cell office:value-type="float" office:value="57700" calcext:value-type="float">
            <text:p>57700</text:p>
          </table:table-cell>
          <table:table-cell office:value-type="string" calcext:value-type="string">
            <text:p>ERA 160 TR</text:p>
          </table:table-cell>
          <table:table-cell office:value-type="float" office:value="286000" calcext:value-type="float">
            <text:p>286000</text:p>
          </table:table-cell>
          <table:table-cell office:value-type="date" office:date-value="2015-08-20" calcext:value-type="date">
            <text:p>2015-08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Midlum</text:p>
          </table:table-cell>
          <table:table-cell table:formula="of:=LEFT([.A62];FIND(&quot; &quot;; [.A62])-1)" office:value-type="string" office:string-value="Renault" calcext:value-type="string">
            <text:p>Renault</text:p>
          </table:table-cell>
          <table:table-cell table:formula="of:=MID([.A62];FIND(&quot; &quot;; [.A62])+1;LEN([.A62]))" office:value-type="string" office:string-value="Midlum" calcext:value-type="string">
            <text:p>Midlum</text:p>
          </table:table-cell>
          <table:table-cell office:value-type="float" office:value="2011" calcext:value-type="float">
            <text:p>2011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ERA 159 TR</text:p>
          </table:table-cell>
          <table:table-cell office:value-type="float" office:value="103250" calcext:value-type="float">
            <text:p>103250</text:p>
          </table:table-cell>
          <table:table-cell office:value-type="date" office:date-value="2015-08-10" calcext:value-type="date">
            <text:p>2015-08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D10</text:p>
          </table:table-cell>
          <table:table-cell table:formula="of:=LEFT([.A63];FIND(&quot; &quot;; [.A63])-1)" office:value-type="string" office:string-value="Renault" calcext:value-type="string">
            <text:p>Renault</text:p>
          </table:table-cell>
          <table:table-cell table:formula="of:=MID([.A63];FIND(&quot; &quot;; [.A63])+1;LEN([.A63]))" office:value-type="string" office:string-value="D10" calcext:value-type="string">
            <text:p>D10</text:p>
          </table:table-cell>
          <table:table-cell office:value-type="float" office:value="2011" calcext:value-type="float">
            <text:p>2011</text:p>
          </table:table-cell>
          <table:table-cell office:value-type="float" office:value="74300" calcext:value-type="float">
            <text:p>74300</text:p>
          </table:table-cell>
          <table:table-cell office:value-type="string" calcext:value-type="string">
            <text:p>ERA 157 TR</text:p>
          </table:table-cell>
          <table:table-cell office:value-type="float" office:value="306000" calcext:value-type="float">
            <text:p>306000</text:p>
          </table:table-cell>
          <table:table-cell office:value-type="date" office:date-value="2015-06-19" calcext:value-type="date">
            <text:p>2015-06-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ctros</text:p>
          </table:table-cell>
          <table:table-cell table:formula="of:=LEFT([.A64];FIND(&quot; &quot;; [.A64])-1)" office:value-type="string" office:string-value="Mercedes" calcext:value-type="string">
            <text:p>Mercedes</text:p>
          </table:table-cell>
          <table:table-cell table:formula="of:=MID([.A64];FIND(&quot; &quot;; [.A64])+1;LEN([.A64]))" office:value-type="string" office:string-value="Actros" calcext:value-type="string">
            <text:p>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1 TR</text:p>
          </table:table-cell>
          <table:table-cell office:value-type="float" office:value="780000" calcext:value-type="float">
            <text:p>780000</text:p>
          </table:table-cell>
          <table:table-cell office:value-type="date" office:date-value="2016-04-21" calcext:value-type="date">
            <text:p>2016-04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ctros</text:p>
          </table:table-cell>
          <table:table-cell table:formula="of:=LEFT([.A65];FIND(&quot; &quot;; [.A65])-1)" office:value-type="string" office:string-value="Mercedes" calcext:value-type="string">
            <text:p>Mercedes</text:p>
          </table:table-cell>
          <table:table-cell table:formula="of:=MID([.A65];FIND(&quot; &quot;; [.A65])+1;LEN([.A65]))" office:value-type="string" office:string-value="Actros" calcext:value-type="string">
            <text:p>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5 TR</text:p>
          </table:table-cell>
          <table:table-cell office:value-type="float" office:value="760300" calcext:value-type="float">
            <text:p>760300</text:p>
          </table:table-cell>
          <table:table-cell office:value-type="date" office:date-value="2016-04-21" calcext:value-type="date">
            <text:p>2016-04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ctros</text:p>
          </table:table-cell>
          <table:table-cell table:formula="of:=LEFT([.A66];FIND(&quot; &quot;; [.A66])-1)" office:value-type="string" office:string-value="Mercedes" calcext:value-type="string">
            <text:p>Mercedes</text:p>
          </table:table-cell>
          <table:table-cell table:formula="of:=MID([.A66];FIND(&quot; &quot;; [.A66])+1;LEN([.A66]))" office:value-type="string" office:string-value="Actros" calcext:value-type="string">
            <text:p>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0 TR</text:p>
          </table:table-cell>
          <table:table-cell office:value-type="float" office:value="680000" calcext:value-type="float">
            <text:p>680000</text:p>
          </table:table-cell>
          <table:table-cell office:value-type="date" office:date-value="2016-04-21" calcext:value-type="date">
            <text:p>2016-04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ctros</text:p>
          </table:table-cell>
          <table:table-cell table:formula="of:=LEFT([.A67];FIND(&quot; &quot;; [.A67])-1)" office:value-type="string" office:string-value="Mercedes" calcext:value-type="string">
            <text:p>Mercedes</text:p>
          </table:table-cell>
          <table:table-cell table:formula="of:=MID([.A67];FIND(&quot; &quot;; [.A67])+1;LEN([.A67]))" office:value-type="string" office:string-value="Actros" calcext:value-type="string">
            <text:p>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2 TR</text:p>
          </table:table-cell>
          <table:table-cell office:value-type="float" office:value="655000" calcext:value-type="float">
            <text:p>655000</text:p>
          </table:table-cell>
          <table:table-cell office:value-type="date" office:date-value="2016-04-21" calcext:value-type="date">
            <text:p>2016-04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Pelen</text:p>
          </table:table-cell>
          <table:table-cell table:formula="of:=LEFT([.A68];FIND(&quot; &quot;; [.A68])-1)" office:value-type="string" office:string-value="Renault" calcext:value-type="string">
            <text:p>Renault</text:p>
          </table:table-cell>
          <table:table-cell table:formula="of:=MID([.A68];FIND(&quot; &quot;; [.A68])+1;LEN([.A68]))" office:value-type="string" office:string-value="Pelen" calcext:value-type="string">
            <text:p>Pelen</text:p>
          </table:table-cell>
          <table:table-cell office:value-type="float" office:value="2011" calcext:value-type="float">
            <text:p>2011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ERA 230 TR</text:p>
          </table:table-cell>
          <table:table-cell office:value-type="float" office:value="731000" calcext:value-type="float">
            <text:p>731000</text:p>
          </table:table-cell>
          <table:table-cell office:value-type="date" office:date-value="2015-08-20" calcext:value-type="date">
            <text:p>2015-08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Pelen</text:p>
          </table:table-cell>
          <table:table-cell table:formula="of:=LEFT([.A69];FIND(&quot; &quot;; [.A69])-1)" office:value-type="string" office:string-value="Renault" calcext:value-type="string">
            <text:p>Renault</text:p>
          </table:table-cell>
          <table:table-cell table:formula="of:=MID([.A69];FIND(&quot; &quot;; [.A69])+1;LEN([.A69]))" office:value-type="string" office:string-value="Pelen" calcext:value-type="string">
            <text:p>Pelen</text:p>
          </table:table-cell>
          <table:table-cell office:value-type="float" office:value="2011" calcext:value-type="float">
            <text:p>2011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ERA 229 TR</text:p>
          </table:table-cell>
          <table:table-cell office:value-type="float" office:value="685413" calcext:value-type="float">
            <text:p>685413</text:p>
          </table:table-cell>
          <table:table-cell office:value-type="date" office:date-value="2015-08-20" calcext:value-type="date">
            <text:p>2015-08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CF85</text:p>
          </table:table-cell>
          <table:table-cell table:formula="of:=LEFT([.A70];FIND(&quot; &quot;; [.A70])-1)" office:value-type="string" office:string-value="DAF" calcext:value-type="string">
            <text:p>DAF</text:p>
          </table:table-cell>
          <table:table-cell table:formula="of:=MID([.A70];FIND(&quot; &quot;; [.A70])+1;LEN([.A70]))" office:value-type="string" office:string-value="CF85" calcext:value-type="string">
            <text:p>CF85</text:p>
          </table:table-cell>
          <table:table-cell office:value-type="float" office:value="2011" calcext:value-type="float">
            <text:p>2011</text:p>
          </table:table-cell>
          <table:table-cell office:value-type="float" office:value="196340" calcext:value-type="float">
            <text:p>196340</text:p>
          </table:table-cell>
          <table:table-cell office:value-type="string" calcext:value-type="string">
            <text:p>ERA 162 TR</text:p>
          </table:table-cell>
          <table:table-cell office:value-type="float" office:value="186000" calcext:value-type="float">
            <text:p>186000</text:p>
          </table:table-cell>
          <table:table-cell office:value-type="date" office:date-value="2015-10-01" calcext:value-type="date">
            <text:p>2015-10-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500</text:p>
          </table:table-cell>
          <table:table-cell table:formula="of:=LEFT([.A71];FIND(&quot; &quot;; [.A71])-1)" office:value-type="string" office:string-value="Scania" calcext:value-type="string">
            <text:p>Scania</text:p>
          </table:table-cell>
          <table:table-cell table:formula="of:=MID([.A71];FIND(&quot; &quot;; [.A71])+1;LEN([.A71]))" office:value-type="string" office:string-value="R500" calcext:value-type="string">
            <text:p>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7 TR</text:p>
          </table:table-cell>
          <table:table-cell office:value-type="float" office:value="720000" calcext:value-type="float">
            <text:p>720000</text:p>
          </table:table-cell>
          <table:table-cell office:value-type="date" office:date-value="2016-04-02" calcext:value-type="date">
            <text:p>2016-04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500</text:p>
          </table:table-cell>
          <table:table-cell table:formula="of:=LEFT([.A72];FIND(&quot; &quot;; [.A72])-1)" office:value-type="string" office:string-value="Scania" calcext:value-type="string">
            <text:p>Scania</text:p>
          </table:table-cell>
          <table:table-cell table:formula="of:=MID([.A72];FIND(&quot; &quot;; [.A72])+1;LEN([.A72]))" office:value-type="string" office:string-value="R500" calcext:value-type="string">
            <text:p>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6 TR</text:p>
          </table:table-cell>
          <table:table-cell office:value-type="float" office:value="680000" calcext:value-type="float">
            <text:p>680000</text:p>
          </table:table-cell>
          <table:table-cell office:value-type="date" office:date-value="2016-04-02" calcext:value-type="date">
            <text:p>2016-04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500</text:p>
          </table:table-cell>
          <table:table-cell table:formula="of:=LEFT([.A73];FIND(&quot; &quot;; [.A73])-1)" office:value-type="string" office:string-value="Scania" calcext:value-type="string">
            <text:p>Scania</text:p>
          </table:table-cell>
          <table:table-cell table:formula="of:=MID([.A73];FIND(&quot; &quot;; [.A73])+1;LEN([.A73]))" office:value-type="string" office:string-value="R500" calcext:value-type="string">
            <text:p>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8 TR</text:p>
          </table:table-cell>
          <table:table-cell office:value-type="float" office:value="660000" calcext:value-type="float">
            <text:p>660000</text:p>
          </table:table-cell>
          <table:table-cell office:value-type="date" office:date-value="2016-04-02" calcext:value-type="date">
            <text:p>2016-04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500</text:p>
          </table:table-cell>
          <table:table-cell table:formula="of:=LEFT([.A74];FIND(&quot; &quot;; [.A74])-1)" office:value-type="string" office:string-value="Scania" calcext:value-type="string">
            <text:p>Scania</text:p>
          </table:table-cell>
          <table:table-cell table:formula="of:=MID([.A74];FIND(&quot; &quot;; [.A74])+1;LEN([.A74]))" office:value-type="string" office:string-value="R500" calcext:value-type="string">
            <text:p>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40 TR</text:p>
          </table:table-cell>
          <table:table-cell office:value-type="float" office:value="630000" calcext:value-type="float">
            <text:p>630000</text:p>
          </table:table-cell>
          <table:table-cell office:value-type="date" office:date-value="2016-04-02" calcext:value-type="date">
            <text:p>2016-04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500</text:p>
          </table:table-cell>
          <table:table-cell table:formula="of:=LEFT([.A75];FIND(&quot; &quot;; [.A75])-1)" office:value-type="string" office:string-value="Scania" calcext:value-type="string">
            <text:p>Scania</text:p>
          </table:table-cell>
          <table:table-cell table:formula="of:=MID([.A75];FIND(&quot; &quot;; [.A75])+1;LEN([.A75]))" office:value-type="string" office:string-value="R500" calcext:value-type="string">
            <text:p>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41 TR</text:p>
          </table:table-cell>
          <table:table-cell office:value-type="float" office:value="655000" calcext:value-type="float">
            <text:p>655000</text:p>
          </table:table-cell>
          <table:table-cell office:value-type="date" office:date-value="2016-04-02" calcext:value-type="date">
            <text:p>2016-04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500</text:p>
          </table:table-cell>
          <table:table-cell table:formula="of:=LEFT([.A76];FIND(&quot; &quot;; [.A76])-1)" office:value-type="string" office:string-value="Scania" calcext:value-type="string">
            <text:p>Scania</text:p>
          </table:table-cell>
          <table:table-cell table:formula="of:=MID([.A76];FIND(&quot; &quot;; [.A76])+1;LEN([.A76]))" office:value-type="string" office:string-value="R500" calcext:value-type="string">
            <text:p>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9 TR</text:p>
          </table:table-cell>
          <table:table-cell office:value-type="float" office:value="590000" calcext:value-type="float">
            <text:p>590000</text:p>
          </table:table-cell>
          <table:table-cell office:value-type="date" office:date-value="2016-04-02" calcext:value-type="date">
            <text:p>2016-04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LF45</text:p>
          </table:table-cell>
          <table:table-cell table:formula="of:=LEFT([.A77];FIND(&quot; &quot;; [.A77])-1)" office:value-type="string" office:string-value="DAF" calcext:value-type="string">
            <text:p>DAF</text:p>
          </table:table-cell>
          <table:table-cell table:formula="of:=MID([.A77];FIND(&quot; &quot;; [.A77])+1;LEN([.A77]))" office:value-type="string" office:string-value="LF45" calcext:value-type="string">
            <text:p>LF45</text:p>
          </table:table-cell>
          <table:table-cell office:value-type="float" office:value="2012" calcext:value-type="float">
            <text:p>2012</text:p>
          </table:table-cell>
          <table:table-cell office:value-type="float" office:value="39830" calcext:value-type="float">
            <text:p>39830</text:p>
          </table:table-cell>
          <table:table-cell office:value-type="string" calcext:value-type="string">
            <text:p>ERA 168 TR</text:p>
          </table:table-cell>
          <table:table-cell office:value-type="float" office:value="330000" calcext:value-type="float">
            <text:p>330000</text:p>
          </table:table-cell>
          <table:table-cell office:value-type="date" office:date-value="2015-02-27" calcext:value-type="date">
            <text:p>2015-02-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LF45</text:p>
          </table:table-cell>
          <table:table-cell table:formula="of:=LEFT([.A78];FIND(&quot; &quot;; [.A78])-1)" office:value-type="string" office:string-value="DAF" calcext:value-type="string">
            <text:p>DAF</text:p>
          </table:table-cell>
          <table:table-cell table:formula="of:=MID([.A78];FIND(&quot; &quot;; [.A78])+1;LEN([.A78]))" office:value-type="string" office:string-value="LF45" calcext:value-type="string">
            <text:p>LF45</text:p>
          </table:table-cell>
          <table:table-cell office:value-type="float" office:value="2012" calcext:value-type="float">
            <text:p>2012</text:p>
          </table:table-cell>
          <table:table-cell office:value-type="float" office:value="48800" calcext:value-type="float">
            <text:p>48800</text:p>
          </table:table-cell>
          <table:table-cell office:value-type="string" calcext:value-type="string">
            <text:p>ERA 175 TR</text:p>
          </table:table-cell>
          <table:table-cell office:value-type="float" office:value="268650" calcext:value-type="float">
            <text:p>268650</text:p>
          </table:table-cell>
          <table:table-cell office:value-type="date" office:date-value="2015-04-23" calcext:value-type="date">
            <text:p>2015-04-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M</text:p>
          </table:table-cell>
          <table:table-cell table:formula="of:=LEFT([.A79];FIND(&quot; &quot;; [.A79])-1)" office:value-type="string" office:string-value="Volvo" calcext:value-type="string">
            <text:p>Volvo</text:p>
          </table:table-cell>
          <table:table-cell table:formula="of:=MID([.A79];FIND(&quot; &quot;; [.A79])+1;LEN([.A79]))" office:value-type="string" office:string-value="FM" calcext:value-type="string">
            <text:p>FM</text:p>
          </table:table-cell>
          <table:table-cell office:value-type="float" office:value="2012" calcext:value-type="float">
            <text:p>2012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ERA 173 TR</text:p>
          </table:table-cell>
          <table:table-cell office:value-type="float" office:value="302000" calcext:value-type="float">
            <text:p>302000</text:p>
          </table:table-cell>
          <table:table-cell office:value-type="date" office:date-value="2015-09-24" calcext:value-type="date">
            <text:p>2015-09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Premium</text:p>
          </table:table-cell>
          <table:table-cell table:formula="of:=LEFT([.A80];FIND(&quot; &quot;; [.A80])-1)" office:value-type="string" office:string-value="Renault" calcext:value-type="string">
            <text:p>Renault</text:p>
          </table:table-cell>
          <table:table-cell table:formula="of:=MID([.A80];FIND(&quot; &quot;; [.A80])+1;LEN([.A80]))" office:value-type="string" office:string-value="Premium" calcext:value-type="string">
            <text:p>Premium</text:p>
          </table:table-cell>
          <table:table-cell office:value-type="float" office:value="2012" calcext:value-type="float">
            <text:p>2012</text:p>
          </table:table-cell>
          <table:table-cell office:value-type="float" office:value="76000" calcext:value-type="float">
            <text:p>76000</text:p>
          </table:table-cell>
          <table:table-cell office:value-type="string" calcext:value-type="string">
            <text:p>ERA 166 TR</text:p>
          </table:table-cell>
          <table:table-cell office:value-type="float" office:value="850000" calcext:value-type="float">
            <text:p>850000</text:p>
          </table:table-cell>
          <table:table-cell office:value-type="date" office:date-value="2016-01-07" calcext:value-type="date">
            <text:p>2016-01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EuroCargo</text:p>
          </table:table-cell>
          <table:table-cell table:formula="of:=LEFT([.A81];FIND(&quot; &quot;; [.A81])-1)" office:value-type="string" office:string-value="Iveco" calcext:value-type="string">
            <text:p>Iveco</text:p>
          </table:table-cell>
          <table:table-cell table:formula="of:=MID([.A81];FIND(&quot; &quot;; [.A81])+1;LEN([.A81]))" office:value-type="string" office:string-value="EuroCargo" calcext:value-type="string">
            <text:p>EuroCargo</text:p>
          </table:table-cell>
          <table:table-cell office:value-type="float" office:value="2012" calcext:value-type="float">
            <text:p>2012</text:p>
          </table:table-cell>
          <table:table-cell office:value-type="float" office:value="87133" calcext:value-type="float">
            <text:p>87133</text:p>
          </table:table-cell>
          <table:table-cell office:value-type="string" calcext:value-type="string">
            <text:p>ERA 176 TR</text:p>
          </table:table-cell>
          <table:table-cell office:value-type="float" office:value="376000" calcext:value-type="float">
            <text:p>376000</text:p>
          </table:table-cell>
          <table:table-cell office:value-type="date" office:date-value="2015-07-23" calcext:value-type="date">
            <text:p>2015-07-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H</text:p>
          </table:table-cell>
          <table:table-cell table:formula="of:=LEFT([.A82];FIND(&quot; &quot;; [.A82])-1)" office:value-type="string" office:string-value="Volvo" calcext:value-type="string">
            <text:p>Volvo</text:p>
          </table:table-cell>
          <table:table-cell table:formula="of:=MID([.A82];FIND(&quot; &quot;; [.A82])+1;LEN([.A82]))" office:value-type="string" office:string-value="FH" calcext:value-type="string">
            <text:p>FH</text:p>
          </table:table-cell>
          <table:table-cell office:value-type="float" office:value="2012" calcext:value-type="float">
            <text:p>2012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ERA 172 TR</text:p>
          </table:table-cell>
          <table:table-cell office:value-type="float" office:value="201000" calcext:value-type="float">
            <text:p>201000</text:p>
          </table:table-cell>
          <table:table-cell office:value-type="date" office:date-value="2015-03-12" calcext:value-type="date">
            <text:p>2015-03-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LF45</text:p>
          </table:table-cell>
          <table:table-cell table:formula="of:=LEFT([.A83];FIND(&quot; &quot;; [.A83])-1)" office:value-type="string" office:string-value="DAF" calcext:value-type="string">
            <text:p>DAF</text:p>
          </table:table-cell>
          <table:table-cell table:formula="of:=MID([.A83];FIND(&quot; &quot;; [.A83])+1;LEN([.A83]))" office:value-type="string" office:string-value="LF45" calcext:value-type="string">
            <text:p>LF45</text:p>
          </table:table-cell>
          <table:table-cell office:value-type="float" office:value="2012" calcext:value-type="float">
            <text:p>2012</text:p>
          </table:table-cell>
          <table:table-cell office:value-type="float" office:value="130780" calcext:value-type="float">
            <text:p>130780</text:p>
          </table:table-cell>
          <table:table-cell office:value-type="string" calcext:value-type="string">
            <text:p>ERA 169 TR</text:p>
          </table:table-cell>
          <table:table-cell office:value-type="float" office:value="310000" calcext:value-type="float">
            <text:p>310000</text:p>
          </table:table-cell>
          <table:table-cell office:value-type="date" office:date-value="2015-12-27" calcext:value-type="date">
            <text:p>2015-12-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L</text:p>
          </table:table-cell>
          <table:table-cell table:formula="of:=LEFT([.A84];FIND(&quot; &quot;; [.A84])-1)" office:value-type="string" office:string-value="MAN" calcext:value-type="string">
            <text:p>MAN</text:p>
          </table:table-cell>
          <table:table-cell table:formula="of:=MID([.A84];FIND(&quot; &quot;; [.A84])+1;LEN([.A84]))" office:value-type="string" office:string-value="TGL" calcext:value-type="string">
            <text:p>TGL</text:p>
          </table:table-cell>
          <table:table-cell office:value-type="float" office:value="2012" calcext:value-type="float">
            <text:p>2012</text:p>
          </table:table-cell>
          <table:table-cell office:value-type="float" office:value="135502" calcext:value-type="float">
            <text:p>135502</text:p>
          </table:table-cell>
          <table:table-cell office:value-type="string" calcext:value-type="string">
            <text:p>ERA 170 TR</text:p>
          </table:table-cell>
          <table:table-cell office:value-type="float" office:value="247000" calcext:value-type="float">
            <text:p>247000</text:p>
          </table:table-cell>
          <table:table-cell office:value-type="date" office:date-value="2016-04-16" calcext:value-type="date">
            <text:p>2016-04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STRALIS</text:p>
          </table:table-cell>
          <table:table-cell table:formula="of:=LEFT([.A85];FIND(&quot; &quot;; [.A85])-1)" office:value-type="string" office:string-value="Iveco" calcext:value-type="string">
            <text:p>Iveco</text:p>
          </table:table-cell>
          <table:table-cell table:formula="of:=MID([.A85];FIND(&quot; &quot;; [.A85])+1;LEN([.A85]))" office:value-type="string" office:string-value="STRALIS" calcext:value-type="string">
            <text:p>STRALIS</text:p>
          </table:table-cell>
          <table:table-cell office:value-type="float" office:value="2012" calcext:value-type="float">
            <text:p>2012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ERA 215 TR</text:p>
          </table:table-cell>
          <table:table-cell office:value-type="float" office:value="386732" calcext:value-type="float">
            <text:p>386732</text:p>
          </table:table-cell>
          <table:table-cell office:value-type="date" office:date-value="2015-02-24" calcext:value-type="date">
            <text:p>2015-02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eco STRALIS</text:p>
          </table:table-cell>
          <table:table-cell table:formula="of:=LEFT([.A86];FIND(&quot; &quot;; [.A86])-1)" office:value-type="string" office:string-value="Iveco" calcext:value-type="string">
            <text:p>Iveco</text:p>
          </table:table-cell>
          <table:table-cell table:formula="of:=MID([.A86];FIND(&quot; &quot;; [.A86])+1;LEN([.A86]))" office:value-type="string" office:string-value="STRALIS" calcext:value-type="string">
            <text:p>STRALIS</text:p>
          </table:table-cell>
          <table:table-cell office:value-type="float" office:value="2012" calcext:value-type="float">
            <text:p>2012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ERA 216 TR</text:p>
          </table:table-cell>
          <table:table-cell office:value-type="float" office:value="312680" calcext:value-type="float">
            <text:p>312680</text:p>
          </table:table-cell>
          <table:table-cell office:value-type="date" office:date-value="2015-02-24" calcext:value-type="date">
            <text:p>2015-02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Premium</text:p>
          </table:table-cell>
          <table:table-cell table:formula="of:=LEFT([.A87];FIND(&quot; &quot;; [.A87])-1)" office:value-type="string" office:string-value="Renault" calcext:value-type="string">
            <text:p>Renault</text:p>
          </table:table-cell>
          <table:table-cell table:formula="of:=MID([.A87];FIND(&quot; &quot;; [.A87])+1;LEN([.A87]))" office:value-type="string" office:string-value="Premium" calcext:value-type="string">
            <text:p>Premium</text:p>
          </table:table-cell>
          <table:table-cell office:value-type="float" office:value="2012" calcext:value-type="float">
            <text:p>2012</text:p>
          </table:table-cell>
          <table:table-cell office:value-type="float" office:value="163800" calcext:value-type="float">
            <text:p>163800</text:p>
          </table:table-cell>
          <table:table-cell office:value-type="string" calcext:value-type="string">
            <text:p>ERA 178 TR</text:p>
          </table:table-cell>
          <table:table-cell office:value-type="float" office:value="366000" calcext:value-type="float">
            <text:p>366000</text:p>
          </table:table-cell>
          <table:table-cell office:value-type="date" office:date-value="2015-11-21" calcext:value-type="date">
            <text:p>2015-11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420</text:p>
          </table:table-cell>
          <table:table-cell table:formula="of:=LEFT([.A88];FIND(&quot; &quot;; [.A88])-1)" office:value-type="string" office:string-value="Scania" calcext:value-type="string">
            <text:p>Scania</text:p>
          </table:table-cell>
          <table:table-cell table:formula="of:=MID([.A88];FIND(&quot; &quot;; [.A88])+1;LEN([.A88]))" office:value-type="string" office:string-value="R420" calcext:value-type="string">
            <text:p>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2 TR</text:p>
          </table:table-cell>
          <table:table-cell office:value-type="float" office:value="520000" calcext:value-type="float">
            <text:p>520000</text:p>
          </table:table-cell>
          <table:table-cell office:value-type="date" office:date-value="2016-03-15" calcext:value-type="date">
            <text:p>2016-03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420</text:p>
          </table:table-cell>
          <table:table-cell table:formula="of:=LEFT([.A89];FIND(&quot; &quot;; [.A89])-1)" office:value-type="string" office:string-value="Scania" calcext:value-type="string">
            <text:p>Scania</text:p>
          </table:table-cell>
          <table:table-cell table:formula="of:=MID([.A89];FIND(&quot; &quot;; [.A89])+1;LEN([.A89]))" office:value-type="string" office:string-value="R420" calcext:value-type="string">
            <text:p>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3 TR</text:p>
          </table:table-cell>
          <table:table-cell office:value-type="float" office:value="530000" calcext:value-type="float">
            <text:p>530000</text:p>
          </table:table-cell>
          <table:table-cell office:value-type="date" office:date-value="2016-03-15" calcext:value-type="date">
            <text:p>2016-03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420</text:p>
          </table:table-cell>
          <table:table-cell table:formula="of:=LEFT([.A90];FIND(&quot; &quot;; [.A90])-1)" office:value-type="string" office:string-value="Scania" calcext:value-type="string">
            <text:p>Scania</text:p>
          </table:table-cell>
          <table:table-cell table:formula="of:=MID([.A90];FIND(&quot; &quot;; [.A90])+1;LEN([.A90]))" office:value-type="string" office:string-value="R420" calcext:value-type="string">
            <text:p>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1 TR</text:p>
          </table:table-cell>
          <table:table-cell office:value-type="float" office:value="490000" calcext:value-type="float">
            <text:p>490000</text:p>
          </table:table-cell>
          <table:table-cell office:value-type="date" office:date-value="2016-03-15" calcext:value-type="date">
            <text:p>2016-03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420</text:p>
          </table:table-cell>
          <table:table-cell table:formula="of:=LEFT([.A91];FIND(&quot; &quot;; [.A91])-1)" office:value-type="string" office:string-value="Scania" calcext:value-type="string">
            <text:p>Scania</text:p>
          </table:table-cell>
          <table:table-cell table:formula="of:=MID([.A91];FIND(&quot; &quot;; [.A91])+1;LEN([.A91]))" office:value-type="string" office:string-value="R420" calcext:value-type="string">
            <text:p>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4 TR</text:p>
          </table:table-cell>
          <table:table-cell office:value-type="float" office:value="481000" calcext:value-type="float">
            <text:p>481000</text:p>
          </table:table-cell>
          <table:table-cell office:value-type="date" office:date-value="2016-03-15" calcext:value-type="date">
            <text:p>2016-03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R420</text:p>
          </table:table-cell>
          <table:table-cell table:formula="of:=LEFT([.A92];FIND(&quot; &quot;; [.A92])-1)" office:value-type="string" office:string-value="Scania" calcext:value-type="string">
            <text:p>Scania</text:p>
          </table:table-cell>
          <table:table-cell table:formula="of:=MID([.A92];FIND(&quot; &quot;; [.A92])+1;LEN([.A92]))" office:value-type="string" office:string-value="R420" calcext:value-type="string">
            <text:p>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5 TR</text:p>
          </table:table-cell>
          <table:table-cell office:value-type="float" office:value="454000" calcext:value-type="float">
            <text:p>454000</text:p>
          </table:table-cell>
          <table:table-cell office:value-type="date" office:date-value="2016-03-15" calcext:value-type="date">
            <text:p>2016-03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H13-500</text:p>
          </table:table-cell>
          <table:table-cell table:formula="of:=LEFT([.A93];FIND(&quot; &quot;; [.A93])-1)" office:value-type="string" office:string-value="Volvo" calcext:value-type="string">
            <text:p>Volvo</text:p>
          </table:table-cell>
          <table:table-cell table:formula="of:=MID([.A93];FIND(&quot; &quot;; [.A93])+1;LEN([.A93]))" office:value-type="string" office:string-value="FH13-500" calcext:value-type="string">
            <text:p>FH13-500</text:p>
          </table:table-cell>
          <table:table-cell office:value-type="float" office:value="2012" calcext:value-type="float">
            <text:p>2012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48 TR</text:p>
          </table:table-cell>
          <table:table-cell office:value-type="float" office:value="517000" calcext:value-type="float">
            <text:p>517000</text:p>
          </table:table-cell>
          <table:table-cell office:value-type="date" office:date-value="2016-02-15" calcext:value-type="date">
            <text:p>2016-0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A33</text:p>
          </table:table-cell>
          <table:table-cell table:formula="of:=LEFT([.A94];FIND(&quot; &quot;; [.A94])-1)" office:value-type="string" office:string-value="MAN" calcext:value-type="string">
            <text:p>MAN</text:p>
          </table:table-cell>
          <table:table-cell table:formula="of:=MID([.A94];FIND(&quot; &quot;; [.A94])+1;LEN([.A94]))" office:value-type="string" office:string-value="TGA33" calcext:value-type="string">
            <text:p>TGA33</text:p>
          </table:table-cell>
          <table:table-cell office:value-type="float" office:value="2012" calcext:value-type="float">
            <text:p>2012</text:p>
          </table:table-cell>
          <table:table-cell office:value-type="float" office:value="196370" calcext:value-type="float">
            <text:p>196370</text:p>
          </table:table-cell>
          <table:table-cell office:value-type="string" calcext:value-type="string">
            <text:p>ERA 177 TR</text:p>
          </table:table-cell>
          <table:table-cell office:value-type="float" office:value="286000" calcext:value-type="float">
            <text:p>286000</text:p>
          </table:table-cell>
          <table:table-cell office:value-type="date" office:date-value="2016-04-07" calcext:value-type="date">
            <text:p>2016-04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FH13-500</text:p>
          </table:table-cell>
          <table:table-cell table:formula="of:=LEFT([.A95];FIND(&quot; &quot;; [.A95])-1)" office:value-type="string" office:string-value="Volvo" calcext:value-type="string">
            <text:p>Volvo</text:p>
          </table:table-cell>
          <table:table-cell table:formula="of:=MID([.A95];FIND(&quot; &quot;; [.A95])+1;LEN([.A95]))" office:value-type="string" office:string-value="FH13-500" calcext:value-type="string">
            <text:p>FH13-500</text:p>
          </table:table-cell>
          <table:table-cell office:value-type="float" office:value="2012" calcext:value-type="float">
            <text:p>2012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47 TR</text:p>
          </table:table-cell>
          <table:table-cell office:value-type="float" office:value="435000" calcext:value-type="float">
            <text:p>435000</text:p>
          </table:table-cell>
          <table:table-cell office:value-type="date" office:date-value="2016-02-15" calcext:value-type="date">
            <text:p>2016-0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X</text:p>
          </table:table-cell>
          <table:table-cell table:formula="of:=LEFT([.A96];FIND(&quot; &quot;; [.A96])-1)" office:value-type="string" office:string-value="MAN" calcext:value-type="string">
            <text:p>MAN</text:p>
          </table:table-cell>
          <table:table-cell table:formula="of:=MID([.A96];FIND(&quot; &quot;; [.A96])+1;LEN([.A96]))" office:value-type="string" office:string-value="TGX" calcext:value-type="string">
            <text:p>TGX</text:p>
          </table:table-cell>
          <table:table-cell office:value-type="float" office:value="2012" calcext:value-type="float">
            <text:p>2012</text:p>
          </table:table-cell>
          <table:table-cell office:value-type="float" office:value="210300" calcext:value-type="float">
            <text:p>210300</text:p>
          </table:table-cell>
          <table:table-cell office:value-type="string" calcext:value-type="string">
            <text:p>ERA 218 TR</text:p>
          </table:table-cell>
          <table:table-cell office:value-type="float" office:value="417671" calcext:value-type="float">
            <text:p>417671</text:p>
          </table:table-cell>
          <table:table-cell office:value-type="date" office:date-value="2016-05-30" calcext:value-type="date">
            <text:p>2016-05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ault Premium</text:p>
          </table:table-cell>
          <table:table-cell table:formula="of:=LEFT([.A97];FIND(&quot; &quot;; [.A97])-1)" office:value-type="string" office:string-value="Renault" calcext:value-type="string">
            <text:p>Renault</text:p>
          </table:table-cell>
          <table:table-cell table:formula="of:=MID([.A97];FIND(&quot; &quot;; [.A97])+1;LEN([.A97]))" office:value-type="string" office:string-value="Premium" calcext:value-type="string">
            <text:p>Premium</text:p>
          </table:table-cell>
          <table:table-cell office:value-type="float" office:value="2012" calcext:value-type="float">
            <text:p>2012</text:p>
          </table:table-cell>
          <table:table-cell office:value-type="float" office:value="231000" calcext:value-type="float">
            <text:p>231000</text:p>
          </table:table-cell>
          <table:table-cell office:value-type="string" calcext:value-type="string">
            <text:p>ERA 174 TR</text:p>
          </table:table-cell>
          <table:table-cell office:value-type="float" office:value="451000" calcext:value-type="float">
            <text:p>451000</text:p>
          </table:table-cell>
          <table:table-cell office:value-type="date" office:date-value="2016-03-10" calcext:value-type="date">
            <text:p>2016-03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98];FIND(&quot; &quot;; [.A98])-1)" office:value-type="string" office:string-value="DAF" calcext:value-type="string">
            <text:p>DAF</text:p>
          </table:table-cell>
          <table:table-cell table:formula="of:=MID([.A98];FIND(&quot; &quot;; [.A98])+1;LEN([.A98]))" office:value-type="string" office:string-value="XF460" calcext:value-type="string">
            <text:p>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7 TR</text:p>
          </table:table-cell>
          <table:table-cell office:value-type="float" office:value="301344" calcext:value-type="float">
            <text:p>301344</text:p>
          </table:table-cell>
          <table:table-cell office:value-type="date" office:date-value="2015-06-30" calcext:value-type="date">
            <text:p>2015-06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99];FIND(&quot; &quot;; [.A99])-1)" office:value-type="string" office:string-value="DAF" calcext:value-type="string">
            <text:p>DAF</text:p>
          </table:table-cell>
          <table:table-cell table:formula="of:=MID([.A99];FIND(&quot; &quot;; [.A99])+1;LEN([.A99]))" office:value-type="string" office:string-value="XF460" calcext:value-type="string">
            <text:p>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05 TR</text:p>
          </table:table-cell>
          <table:table-cell office:value-type="float" office:value="315988" calcext:value-type="float">
            <text:p>315988</text:p>
          </table:table-cell>
          <table:table-cell office:value-type="date" office:date-value="2015-06-30" calcext:value-type="date">
            <text:p>2015-06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00];FIND(&quot; &quot;; [.A100])-1)" office:value-type="string" office:string-value="DAF" calcext:value-type="string">
            <text:p>DAF</text:p>
          </table:table-cell>
          <table:table-cell table:formula="of:=MID([.A100];FIND(&quot; &quot;; [.A100])+1;LEN([.A100]))" office:value-type="string" office:string-value="XF460" calcext:value-type="string">
            <text:p>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4 TR</text:p>
          </table:table-cell>
          <table:table-cell office:value-type="float" office:value="234760" calcext:value-type="float">
            <text:p>234760</text:p>
          </table:table-cell>
          <table:table-cell office:value-type="date" office:date-value="2015-06-30" calcext:value-type="date">
            <text:p>2015-06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01];FIND(&quot; &quot;; [.A101])-1)" office:value-type="string" office:string-value="DAF" calcext:value-type="string">
            <text:p>DAF</text:p>
          </table:table-cell>
          <table:table-cell table:formula="of:=MID([.A101];FIND(&quot; &quot;; [.A101])+1;LEN([.A101]))" office:value-type="string" office:string-value="XF460" calcext:value-type="string">
            <text:p>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8 TR</text:p>
          </table:table-cell>
          <table:table-cell office:value-type="float" office:value="210780" calcext:value-type="float">
            <text:p>210780</text:p>
          </table:table-cell>
          <table:table-cell office:value-type="date" office:date-value="2015-06-30" calcext:value-type="date">
            <text:p>2015-06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02];FIND(&quot; &quot;; [.A102])-1)" office:value-type="string" office:string-value="DAF" calcext:value-type="string">
            <text:p>DAF</text:p>
          </table:table-cell>
          <table:table-cell table:formula="of:=MID([.A102];FIND(&quot; &quot;; [.A102])+1;LEN([.A102]))" office:value-type="string" office:string-value="XF460" calcext:value-type="string">
            <text:p>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06 TR</text:p>
          </table:table-cell>
          <table:table-cell office:value-type="float" office:value="198240" calcext:value-type="float">
            <text:p>198240</text:p>
          </table:table-cell>
          <table:table-cell office:value-type="date" office:date-value="2015-06-30" calcext:value-type="date">
            <text:p>2015-06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ctros</text:p>
          </table:table-cell>
          <table:table-cell table:formula="of:=LEFT([.A103];FIND(&quot; &quot;; [.A103])-1)" office:value-type="string" office:string-value="Mercedes" calcext:value-type="string">
            <text:p>Mercedes</text:p>
          </table:table-cell>
          <table:table-cell table:formula="of:=MID([.A103];FIND(&quot; &quot;; [.A103])+1;LEN([.A103]))" office:value-type="string" office:string-value="Actros" calcext:value-type="string">
            <text:p>Actros</text:p>
          </table:table-cell>
          <table:table-cell office:value-type="float" office:value="2012" calcext:value-type="float">
            <text:p>2012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ERA 171 TR</text:p>
          </table:table-cell>
          <table:table-cell office:value-type="float" office:value="170000" calcext:value-type="float">
            <text:p>170000</text:p>
          </table:table-cell>
          <table:table-cell office:value-type="date" office:date-value="2015-10-20" calcext:value-type="date">
            <text:p>2015-10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LF45</text:p>
          </table:table-cell>
          <table:table-cell table:formula="of:=LEFT([.A104];FIND(&quot; &quot;; [.A104])-1)" office:value-type="string" office:string-value="DAF" calcext:value-type="string">
            <text:p>DAF</text:p>
          </table:table-cell>
          <table:table-cell table:formula="of:=MID([.A104];FIND(&quot; &quot;; [.A104])+1;LEN([.A104]))" office:value-type="string" office:string-value="LF45" calcext:value-type="string">
            <text:p>LF45</text:p>
          </table:table-cell>
          <table:table-cell office:value-type="float" office:value="2013" calcext:value-type="float">
            <text:p>2013</text:p>
          </table:table-cell>
          <table:table-cell office:value-type="float" office:value="47800" calcext:value-type="float">
            <text:p>47800</text:p>
          </table:table-cell>
          <table:table-cell office:value-type="string" calcext:value-type="string">
            <text:p>ERA 183 TR</text:p>
          </table:table-cell>
          <table:table-cell office:value-type="float" office:value="272650" calcext:value-type="float">
            <text:p>272650</text:p>
          </table:table-cell>
          <table:table-cell office:value-type="date" office:date-value="2015-04-23" calcext:value-type="date">
            <text:p>2015-04-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M93</text:p>
          </table:table-cell>
          <table:table-cell table:formula="of:=LEFT([.A105];FIND(&quot; &quot;; [.A105])-1)" office:value-type="string" office:string-value="Scania" calcext:value-type="string">
            <text:p>Scania</text:p>
          </table:table-cell>
          <table:table-cell table:formula="of:=MID([.A105];FIND(&quot; &quot;; [.A105])+1;LEN([.A105]))" office:value-type="string" office:string-value="M93" calcext:value-type="string">
            <text:p>M93</text:p>
          </table:table-cell>
          <table:table-cell office:value-type="float" office:value="2013" calcext:value-type="float">
            <text:p>2013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RA 388 TR</text:p>
          </table:table-cell>
          <table:table-cell office:value-type="float" office:value="350000" calcext:value-type="float">
            <text:p>350000</text:p>
          </table:table-cell>
          <table:table-cell office:value-type="date" office:date-value="2016-01-10" calcext:value-type="date">
            <text:p>2016-01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ia M93</text:p>
          </table:table-cell>
          <table:table-cell table:formula="of:=LEFT([.A106];FIND(&quot; &quot;; [.A106])-1)" office:value-type="string" office:string-value="Scania" calcext:value-type="string">
            <text:p>Scania</text:p>
          </table:table-cell>
          <table:table-cell table:formula="of:=MID([.A106];FIND(&quot; &quot;; [.A106])+1;LEN([.A106]))" office:value-type="string" office:string-value="M93" calcext:value-type="string">
            <text:p>M93</text:p>
          </table:table-cell>
          <table:table-cell office:value-type="float" office:value="2013" calcext:value-type="float">
            <text:p>2013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RA 188 TR</text:p>
          </table:table-cell>
          <table:table-cell office:value-type="float" office:value="235000" calcext:value-type="float">
            <text:p>235000</text:p>
          </table:table-cell>
          <table:table-cell office:value-type="date" office:date-value="2016-01-10" calcext:value-type="date">
            <text:p>2016-01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CF75</text:p>
          </table:table-cell>
          <table:table-cell table:formula="of:=LEFT([.A107];FIND(&quot; &quot;; [.A107])-1)" office:value-type="string" office:string-value="DAF" calcext:value-type="string">
            <text:p>DAF</text:p>
          </table:table-cell>
          <table:table-cell table:formula="of:=MID([.A107];FIND(&quot; &quot;; [.A107])+1;LEN([.A107]))" office:value-type="string" office:string-value="CF75" calcext:value-type="string">
            <text:p>CF75</text:p>
          </table:table-cell>
          <table:table-cell office:value-type="float" office:value="2013" calcext:value-type="float">
            <text:p>2013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ERA 184 TR</text:p>
          </table:table-cell>
          <table:table-cell office:value-type="float" office:value="195000" calcext:value-type="float">
            <text:p>195000</text:p>
          </table:table-cell>
          <table:table-cell office:value-type="date" office:date-value="2015-09-21" calcext:value-type="date">
            <text:p>2015-09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CF65</text:p>
          </table:table-cell>
          <table:table-cell table:formula="of:=LEFT([.A108];FIND(&quot; &quot;; [.A108])-1)" office:value-type="string" office:string-value="DAF" calcext:value-type="string">
            <text:p>DAF</text:p>
          </table:table-cell>
          <table:table-cell table:formula="of:=MID([.A108];FIND(&quot; &quot;; [.A108])+1;LEN([.A108]))" office:value-type="string" office:string-value="CF65" calcext:value-type="string">
            <text:p>CF65</text:p>
          </table:table-cell>
          <table:table-cell office:value-type="float" office:value="2013" calcext:value-type="float">
            <text:p>2013</text:p>
          </table:table-cell>
          <table:table-cell office:value-type="float" office:value="136000" calcext:value-type="float">
            <text:p>136000</text:p>
          </table:table-cell>
          <table:table-cell office:value-type="string" calcext:value-type="string">
            <text:p>ERA 186 TR</text:p>
          </table:table-cell>
          <table:table-cell office:value-type="float" office:value="247000" calcext:value-type="float">
            <text:p>247000</text:p>
          </table:table-cell>
          <table:table-cell office:value-type="date" office:date-value="2015-03-04" calcext:value-type="date">
            <text:p>2015-03-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L</text:p>
          </table:table-cell>
          <table:table-cell table:formula="of:=LEFT([.A109];FIND(&quot; &quot;; [.A109])-1)" office:value-type="string" office:string-value="MAN" calcext:value-type="string">
            <text:p>MAN</text:p>
          </table:table-cell>
          <table:table-cell table:formula="of:=MID([.A109];FIND(&quot; &quot;; [.A109])+1;LEN([.A109]))" office:value-type="string" office:string-value="TGL" calcext:value-type="string">
            <text:p>TGL</text:p>
          </table:table-cell>
          <table:table-cell office:value-type="float" office:value="2013" calcext:value-type="float">
            <text:p>2013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ERA 185 TR</text:p>
          </table:table-cell>
          <table:table-cell office:value-type="float" office:value="407000" calcext:value-type="float">
            <text:p>407000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10];FIND(&quot; &quot;; [.A110])-1)" office:value-type="string" office:string-value="DAF" calcext:value-type="string">
            <text:p>DAF</text:p>
          </table:table-cell>
          <table:table-cell table:formula="of:=MID([.A110];FIND(&quot; &quot;; [.A110])+1;LEN([.A110]))" office:value-type="string" office:string-value="XF460" calcext:value-type="string">
            <text:p>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199 TR</text:p>
          </table:table-cell>
          <table:table-cell office:value-type="float" office:value="301232" calcext:value-type="float">
            <text:p>301232</text:p>
          </table:table-cell>
          <table:table-cell office:value-type="date" office:date-value="2016-12-15" calcext:value-type="date">
            <text:p>2016-1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11];FIND(&quot; &quot;; [.A111])-1)" office:value-type="string" office:string-value="DAF" calcext:value-type="string">
            <text:p>DAF</text:p>
          </table:table-cell>
          <table:table-cell table:formula="of:=MID([.A111];FIND(&quot; &quot;; [.A111])+1;LEN([.A111]))" office:value-type="string" office:string-value="XF460" calcext:value-type="string">
            <text:p>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198 TR</text:p>
          </table:table-cell>
          <table:table-cell office:value-type="float" office:value="289567" calcext:value-type="float">
            <text:p>289567</text:p>
          </table:table-cell>
          <table:table-cell office:value-type="date" office:date-value="2016-12-15" calcext:value-type="date">
            <text:p>2016-1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12];FIND(&quot; &quot;; [.A112])-1)" office:value-type="string" office:string-value="DAF" calcext:value-type="string">
            <text:p>DAF</text:p>
          </table:table-cell>
          <table:table-cell table:formula="of:=MID([.A112];FIND(&quot; &quot;; [.A112])+1;LEN([.A112]))" office:value-type="string" office:string-value="XF460" calcext:value-type="string">
            <text:p>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0 TR</text:p>
          </table:table-cell>
          <table:table-cell office:value-type="float" office:value="245211" calcext:value-type="float">
            <text:p>245211</text:p>
          </table:table-cell>
          <table:table-cell office:value-type="date" office:date-value="2016-12-15" calcext:value-type="date">
            <text:p>2016-1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13];FIND(&quot; &quot;; [.A113])-1)" office:value-type="string" office:string-value="DAF" calcext:value-type="string">
            <text:p>DAF</text:p>
          </table:table-cell>
          <table:table-cell table:formula="of:=MID([.A113];FIND(&quot; &quot;; [.A113])+1;LEN([.A113]))" office:value-type="string" office:string-value="XF460" calcext:value-type="string">
            <text:p>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1 TR</text:p>
          </table:table-cell>
          <table:table-cell office:value-type="float" office:value="200123" calcext:value-type="float">
            <text:p>200123</text:p>
          </table:table-cell>
          <table:table-cell office:value-type="date" office:date-value="2016-12-15" calcext:value-type="date">
            <text:p>2016-1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14];FIND(&quot; &quot;; [.A114])-1)" office:value-type="string" office:string-value="DAF" calcext:value-type="string">
            <text:p>DAF</text:p>
          </table:table-cell>
          <table:table-cell table:formula="of:=MID([.A114];FIND(&quot; &quot;; [.A114])+1;LEN([.A114]))" office:value-type="string" office:string-value="XF460" calcext:value-type="string">
            <text:p>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6 TR</text:p>
          </table:table-cell>
          <table:table-cell office:value-type="float" office:value="235811" calcext:value-type="float">
            <text:p>235811</text:p>
          </table:table-cell>
          <table:table-cell office:value-type="date" office:date-value="2016-12-15" calcext:value-type="date">
            <text:p>2016-1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15];FIND(&quot; &quot;; [.A115])-1)" office:value-type="string" office:string-value="DAF" calcext:value-type="string">
            <text:p>DAF</text:p>
          </table:table-cell>
          <table:table-cell table:formula="of:=MID([.A115];FIND(&quot; &quot;; [.A115])+1;LEN([.A115]))" office:value-type="string" office:string-value="XF460" calcext:value-type="string">
            <text:p>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7 TR</text:p>
          </table:table-cell>
          <table:table-cell office:value-type="float" office:value="250021" calcext:value-type="float">
            <text:p>250021</text:p>
          </table:table-cell>
          <table:table-cell office:value-type="date" office:date-value="2016-12-15" calcext:value-type="date">
            <text:p>2016-1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16];FIND(&quot; &quot;; [.A116])-1)" office:value-type="string" office:string-value="DAF" calcext:value-type="string">
            <text:p>DAF</text:p>
          </table:table-cell>
          <table:table-cell table:formula="of:=MID([.A116];FIND(&quot; &quot;; [.A116])+1;LEN([.A116]))" office:value-type="string" office:string-value="XF460" calcext:value-type="string">
            <text:p>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2 TR</text:p>
          </table:table-cell>
          <table:table-cell office:value-type="float" office:value="198340" calcext:value-type="float">
            <text:p>198340</text:p>
          </table:table-cell>
          <table:table-cell office:value-type="date" office:date-value="2016-12-15" calcext:value-type="date">
            <text:p>2016-1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17];FIND(&quot; &quot;; [.A117])-1)" office:value-type="string" office:string-value="DAF" calcext:value-type="string">
            <text:p>DAF</text:p>
          </table:table-cell>
          <table:table-cell table:formula="of:=MID([.A117];FIND(&quot; &quot;; [.A117])+1;LEN([.A117]))" office:value-type="string" office:string-value="XF460" calcext:value-type="string">
            <text:p>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3 TR</text:p>
          </table:table-cell>
          <table:table-cell office:value-type="float" office:value="189761" calcext:value-type="float">
            <text:p>189761</text:p>
          </table:table-cell>
          <table:table-cell office:value-type="date" office:date-value="2016-12-15" calcext:value-type="date">
            <text:p>2016-12-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S</text:p>
          </table:table-cell>
          <table:table-cell table:formula="of:=LEFT([.A118];FIND(&quot; &quot;; [.A118])-1)" office:value-type="string" office:string-value="MAN" calcext:value-type="string">
            <text:p>MAN</text:p>
          </table:table-cell>
          <table:table-cell table:formula="of:=MID([.A118];FIND(&quot; &quot;; [.A118])+1;LEN([.A118]))" office:value-type="string" office:string-value="TGS" calcext:value-type="string">
            <text:p>TGS</text:p>
          </table:table-cell>
          <table:table-cell office:value-type="float" office:value="2013" calcext:value-type="float">
            <text:p>2013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ERA 187 TR</text:p>
          </table:table-cell>
          <table:table-cell office:value-type="float" office:value="153000" calcext:value-type="float">
            <text:p>153000</text:p>
          </table:table-cell>
          <table:table-cell office:value-type="date" office:date-value="2015-11-26" calcext:value-type="date">
            <text:p>2015-11-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S</text:p>
          </table:table-cell>
          <table:table-cell table:formula="of:=LEFT([.A119];FIND(&quot; &quot;; [.A119])-1)" office:value-type="string" office:string-value="MAN" calcext:value-type="string">
            <text:p>MAN</text:p>
          </table:table-cell>
          <table:table-cell table:formula="of:=MID([.A119];FIND(&quot; &quot;; [.A119])+1;LEN([.A119]))" office:value-type="string" office:string-value="TGS" calcext:value-type="string">
            <text:p>TGS</text:p>
          </table:table-cell>
          <table:table-cell office:value-type="float" office:value="2013" calcext:value-type="float">
            <text:p>2013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ERA 219 TR</text:p>
          </table:table-cell>
          <table:table-cell office:value-type="float" office:value="123000" calcext:value-type="float">
            <text:p>123000</text:p>
          </table:table-cell>
          <table:table-cell office:value-type="date" office:date-value="2016-05-30" calcext:value-type="date">
            <text:p>2016-05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A18</text:p>
          </table:table-cell>
          <table:table-cell table:formula="of:=LEFT([.A120];FIND(&quot; &quot;; [.A120])-1)" office:value-type="string" office:string-value="MAN" calcext:value-type="string">
            <text:p>MAN</text:p>
          </table:table-cell>
          <table:table-cell table:formula="of:=MID([.A120];FIND(&quot; &quot;; [.A120])+1;LEN([.A120]))" office:value-type="string" office:string-value="TGA18" calcext:value-type="string">
            <text:p>TGA18</text:p>
          </table:table-cell>
          <table:table-cell office:value-type="float" office:value="2014" calcext:value-type="float">
            <text:p>2014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ERA 193 TR</text:p>
          </table:table-cell>
          <table:table-cell office:value-type="float" office:value="251000" calcext:value-type="float">
            <text:p>251000</text:p>
          </table:table-cell>
          <table:table-cell office:value-type="date" office:date-value="2015-12-06" calcext:value-type="date">
            <text:p>2015-12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A18</text:p>
          </table:table-cell>
          <table:table-cell table:formula="of:=LEFT([.A121];FIND(&quot; &quot;; [.A121])-1)" office:value-type="string" office:string-value="MAN" calcext:value-type="string">
            <text:p>MAN</text:p>
          </table:table-cell>
          <table:table-cell table:formula="of:=MID([.A121];FIND(&quot; &quot;; [.A121])+1;LEN([.A121]))" office:value-type="string" office:string-value="TGA18" calcext:value-type="string">
            <text:p>TGA18</text:p>
          </table:table-cell>
          <table:table-cell office:value-type="float" office:value="2014" calcext:value-type="float">
            <text:p>2014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ERA 195 TR</text:p>
          </table:table-cell>
          <table:table-cell office:value-type="float" office:value="247000" calcext:value-type="float">
            <text:p>247000</text:p>
          </table:table-cell>
          <table:table-cell office:value-type="date" office:date-value="2015-12-06" calcext:value-type="date">
            <text:p>2015-12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L</text:p>
          </table:table-cell>
          <table:table-cell table:formula="of:=LEFT([.A122];FIND(&quot; &quot;; [.A122])-1)" office:value-type="string" office:string-value="MAN" calcext:value-type="string">
            <text:p>MAN</text:p>
          </table:table-cell>
          <table:table-cell table:formula="of:=MID([.A122];FIND(&quot; &quot;; [.A122])+1;LEN([.A122]))" office:value-type="string" office:string-value="TGL" calcext:value-type="string">
            <text:p>TGL</text:p>
          </table:table-cell>
          <table:table-cell office:value-type="float" office:value="2014" calcext:value-type="float">
            <text:p>2014</text:p>
          </table:table-cell>
          <table:table-cell office:value-type="float" office:value="136502" calcext:value-type="float">
            <text:p>136502</text:p>
          </table:table-cell>
          <table:table-cell office:value-type="string" calcext:value-type="string">
            <text:p>ERA 197 TR</text:p>
          </table:table-cell>
          <table:table-cell office:value-type="float" office:value="243000" calcext:value-type="float">
            <text:p>243000</text:p>
          </table:table-cell>
          <table:table-cell office:value-type="date" office:date-value="2016-04-16" calcext:value-type="date">
            <text:p>2016-04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A41</text:p>
          </table:table-cell>
          <table:table-cell table:formula="of:=LEFT([.A123];FIND(&quot; &quot;; [.A123])-1)" office:value-type="string" office:string-value="MAN" calcext:value-type="string">
            <text:p>MAN</text:p>
          </table:table-cell>
          <table:table-cell table:formula="of:=MID([.A123];FIND(&quot; &quot;; [.A123])+1;LEN([.A123]))" office:value-type="string" office:string-value="TGA41" calcext:value-type="string">
            <text:p>TGA41</text:p>
          </table:table-cell>
          <table:table-cell office:value-type="float" office:value="2014" calcext:value-type="float">
            <text:p>2014</text:p>
          </table:table-cell>
          <table:table-cell office:value-type="float" office:value="167800" calcext:value-type="float">
            <text:p>167800</text:p>
          </table:table-cell>
          <table:table-cell office:value-type="string" calcext:value-type="string">
            <text:p>ERA 194 TR</text:p>
          </table:table-cell>
          <table:table-cell office:value-type="float" office:value="190300" calcext:value-type="float">
            <text:p>190300</text:p>
          </table:table-cell>
          <table:table-cell office:value-type="date" office:date-value="2015-09-25" calcext:value-type="date">
            <text:p>2015-09-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tego</text:p>
          </table:table-cell>
          <table:table-cell table:formula="of:=LEFT([.A124];FIND(&quot; &quot;; [.A124])-1)" office:value-type="string" office:string-value="Mercedes" calcext:value-type="string">
            <text:p>Mercedes</text:p>
          </table:table-cell>
          <table:table-cell table:formula="of:=MID([.A124];FIND(&quot; &quot;; [.A124])+1;LEN([.A124]))" office:value-type="string" office:string-value="Atego" calcext:value-type="string">
            <text:p>Atego</text:p>
          </table:table-cell>
          <table:table-cell office:value-type="float" office:value="2014" calcext:value-type="float">
            <text:p>2014</text:p>
          </table:table-cell>
          <table:table-cell office:value-type="float" office:value="219000" calcext:value-type="float">
            <text:p>219000</text:p>
          </table:table-cell>
          <table:table-cell office:value-type="string" calcext:value-type="string">
            <text:p>ERA 196 TR</text:p>
          </table:table-cell>
          <table:table-cell office:value-type="float" office:value="126290" calcext:value-type="float">
            <text:p>126290</text:p>
          </table:table-cell>
          <table:table-cell office:value-type="date" office:date-value="2015-03-20" calcext:value-type="date">
            <text:p>2015-03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25];FIND(&quot; &quot;; [.A125])-1)" office:value-type="string" office:string-value="DAF" calcext:value-type="string">
            <text:p>DAF</text:p>
          </table:table-cell>
          <table:table-cell table:formula="of:=MID([.A125];FIND(&quot; &quot;; [.A125])+1;LEN([.A125]))" office:value-type="string" office:string-value="XF460" calcext:value-type="string">
            <text:p>XF460</text:p>
          </table:table-cell>
          <table:table-cell office:value-type="float" office:value="2014" calcext:value-type="float">
            <text:p>2014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393 TR</text:p>
          </table:table-cell>
          <table:table-cell office:value-type="float" office:value="183788" calcext:value-type="float">
            <text:p>183788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26];FIND(&quot; &quot;; [.A126])-1)" office:value-type="string" office:string-value="DAF" calcext:value-type="string">
            <text:p>DAF</text:p>
          </table:table-cell>
          <table:table-cell table:formula="of:=MID([.A126];FIND(&quot; &quot;; [.A126])+1;LEN([.A126]))" office:value-type="string" office:string-value="XF460" calcext:value-type="string">
            <text:p>XF460</text:p>
          </table:table-cell>
          <table:table-cell office:value-type="float" office:value="2014" calcext:value-type="float">
            <text:p>2014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4 TR</text:p>
          </table:table-cell>
          <table:table-cell office:value-type="float" office:value="160198" calcext:value-type="float">
            <text:p>160198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F XF460</text:p>
          </table:table-cell>
          <table:table-cell table:formula="of:=LEFT([.A127];FIND(&quot; &quot;; [.A127])-1)" office:value-type="string" office:string-value="DAF" calcext:value-type="string">
            <text:p>DAF</text:p>
          </table:table-cell>
          <table:table-cell table:formula="of:=MID([.A127];FIND(&quot; &quot;; [.A127])+1;LEN([.A127]))" office:value-type="string" office:string-value="XF460" calcext:value-type="string">
            <text:p>XF460</text:p>
          </table:table-cell>
          <table:table-cell office:value-type="float" office:value="2014" calcext:value-type="float">
            <text:p>2014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5 TR</text:p>
          </table:table-cell>
          <table:table-cell office:value-type="float" office:value="156724" calcext:value-type="float">
            <text:p>156724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 TGS</text:p>
          </table:table-cell>
          <table:table-cell table:formula="of:=LEFT([.A128];FIND(&quot; &quot;; [.A128])-1)" office:value-type="string" office:string-value="MAN" calcext:value-type="string">
            <text:p>MAN</text:p>
          </table:table-cell>
          <table:table-cell table:formula="of:=MID([.A128];FIND(&quot; &quot;; [.A128])+1;LEN([.A128]))" office:value-type="string" office:string-value="TGS" calcext:value-type="string">
            <text:p>TGS</text:p>
          </table:table-cell>
          <table:table-cell office:value-type="float" office:value="2014" calcext:value-type="float">
            <text:p>2014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ERA 192 TR</text:p>
          </table:table-cell>
          <table:table-cell office:value-type="float" office:value="157000" calcext:value-type="float">
            <text:p>157000</text:p>
          </table:table-cell>
          <table:table-cell office:value-type="date" office:date-value="2015-11-26" calcext:value-type="date">
            <text:p>2015-11-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tego</text:p>
          </table:table-cell>
          <table:table-cell table:formula="of:=LEFT([.A129];FIND(&quot; &quot;; [.A129])-1)" office:value-type="string" office:string-value="Mercedes" calcext:value-type="string">
            <text:p>Mercedes</text:p>
          </table:table-cell>
          <table:table-cell table:formula="of:=MID([.A129];FIND(&quot; &quot;; [.A129])+1;LEN([.A129]))" office:value-type="string" office:string-value="Atego" calcext:value-type="string">
            <text:p>Atego</text:p>
          </table:table-cell>
          <table:table-cell office:value-type="float" office:value="2015" calcext:value-type="float">
            <text:p>2015</text:p>
          </table:table-cell>
          <table:table-cell office:value-type="float" office:value="218000" calcext:value-type="float">
            <text:p>218000</text:p>
          </table:table-cell>
          <table:table-cell office:value-type="string" calcext:value-type="string">
            <text:p>ERA 205 TR</text:p>
          </table:table-cell>
          <table:table-cell office:value-type="float" office:value="130290" calcext:value-type="float">
            <text:p>130290</text:p>
          </table:table-cell>
          <table:table-cell office:value-type="date" office:date-value="2015-03-20" calcext:value-type="date">
            <text:p>2015-03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 Actros</text:p>
          </table:table-cell>
          <table:table-cell table:formula="of:=LEFT([.A130];FIND(&quot; &quot;; [.A130])-1)" office:value-type="string" office:string-value="Mercedes" calcext:value-type="string">
            <text:p>Mercedes</text:p>
          </table:table-cell>
          <table:table-cell table:formula="of:=MID([.A130];FIND(&quot; &quot;; [.A130])+1;LEN([.A130]))" office:value-type="string" office:string-value="Actros" calcext:value-type="string">
            <text:p>Actros</text:p>
          </table:table-cell>
          <table:table-cell office:value-type="float" office:value="2015" calcext:value-type="float">
            <text:p>2015</text:p>
          </table:table-cell>
          <table:table-cell office:value-type="float" office:value="258000" calcext:value-type="float">
            <text:p>258000</text:p>
          </table:table-cell>
          <table:table-cell office:value-type="string" calcext:value-type="string">
            <text:p>ERA 206 TR</text:p>
          </table:table-cell>
          <table:table-cell office:value-type="float" office:value="160700" calcext:value-type="float">
            <text:p>160700</text:p>
          </table:table-cell>
          <table:table-cell office:value-type="date" office:date-value="2015-10-09" calcext:value-type="date">
            <text:p>2015-10-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2015Euro6M</text:p>
          </table:table-cell>
          <table:table-cell table:formula="of:=LEFT([.A131];FIND(&quot; &quot;; [.A131])-1)" office:value-type="string" office:string-value="Volvo" calcext:value-type="string">
            <text:p>Volvo</text:p>
          </table:table-cell>
          <table:table-cell table:formula="of:=MID([.A131];FIND(&quot; &quot;; [.A131])+1;LEN([.A131]))" office:value-type="string" office:string-value="2015Euro6M" calcext:value-type="string">
            <text:p>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2 TR</text:p>
          </table:table-cell>
          <table:table-cell office:value-type="float" office:value="100000" calcext:value-type="float">
            <text:p>100000</text:p>
          </table:table-cell>
          <table:table-cell office:value-type="date" office:date-value="2016-12-30" calcext:value-type="date">
            <text:p>2016-12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2015Euro6M</text:p>
          </table:table-cell>
          <table:table-cell table:formula="of:=LEFT([.A132];FIND(&quot; &quot;; [.A132])-1)" office:value-type="string" office:string-value="Volvo" calcext:value-type="string">
            <text:p>Volvo</text:p>
          </table:table-cell>
          <table:table-cell table:formula="of:=MID([.A132];FIND(&quot; &quot;; [.A132])+1;LEN([.A132]))" office:value-type="string" office:string-value="2015Euro6M" calcext:value-type="string">
            <text:p>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3 TR</text:p>
          </table:table-cell>
          <table:table-cell office:value-type="float" office:value="115000" calcext:value-type="float">
            <text:p>115000</text:p>
          </table:table-cell>
          <table:table-cell office:value-type="date" office:date-value="2016-12-30" calcext:value-type="date">
            <text:p>2016-12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2015Euro6M</text:p>
          </table:table-cell>
          <table:table-cell table:formula="of:=LEFT([.A133];FIND(&quot; &quot;; [.A133])-1)" office:value-type="string" office:string-value="Volvo" calcext:value-type="string">
            <text:p>Volvo</text:p>
          </table:table-cell>
          <table:table-cell table:formula="of:=MID([.A133];FIND(&quot; &quot;; [.A133])+1;LEN([.A133]))" office:value-type="string" office:string-value="2015Euro6M" calcext:value-type="string">
            <text:p>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4 TR</text:p>
          </table:table-cell>
          <table:table-cell office:value-type="float" office:value="132000" calcext:value-type="float">
            <text:p>132000</text:p>
          </table:table-cell>
          <table:table-cell office:value-type="date" office:date-value="2016-12-30" calcext:value-type="date">
            <text:p>2016-12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2015Euro6M</text:p>
          </table:table-cell>
          <table:table-cell table:formula="of:=LEFT([.A134];FIND(&quot; &quot;; [.A134])-1)" office:value-type="string" office:string-value="Volvo" calcext:value-type="string">
            <text:p>Volvo</text:p>
          </table:table-cell>
          <table:table-cell table:formula="of:=MID([.A134];FIND(&quot; &quot;; [.A134])+1;LEN([.A134]))" office:value-type="string" office:string-value="2015Euro6M" calcext:value-type="string">
            <text:p>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5 TR</text:p>
          </table:table-cell>
          <table:table-cell office:value-type="float" office:value="108000" calcext:value-type="float">
            <text:p>108000</text:p>
          </table:table-cell>
          <table:table-cell office:value-type="date" office:date-value="2016-12-30" calcext:value-type="date">
            <text:p>2016-12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vo 2015Euro6M</text:p>
          </table:table-cell>
          <table:table-cell table:formula="of:=LEFT([.A135];FIND(&quot; &quot;; [.A135])-1)" office:value-type="string" office:string-value="Volvo" calcext:value-type="string">
            <text:p>Volvo</text:p>
          </table:table-cell>
          <table:table-cell table:formula="of:=MID([.A135];FIND(&quot; &quot;; [.A135])+1;LEN([.A135]))" office:value-type="string" office:string-value="2015Euro6M" calcext:value-type="string">
            <text:p>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6 TR</text:p>
          </table:table-cell>
          <table:table-cell office:value-type="float" office:value="140000" calcext:value-type="float">
            <text:p>140000</text:p>
          </table:table-cell>
          <table:table-cell office:value-type="date" office:date-value="2016-12-30" calcext:value-type="date">
            <text:p>2016-12-3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8:59:12.847291411</meta:creation-date>
    <dc:date>2023-04-21T19:18:31.514377789</dc:date>
    <meta:editing-duration>PT18M44S</meta:editing-duration>
    <meta:editing-cycles>3</meta:editing-cycles>
    <meta:generator>LibreOffice/7.3.7.2$Linux_X86_64 LibreOffice_project/30$Build-2</meta:generator>
    <meta:document-statistic meta:table-count="1" meta:cell-count="10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4cm" svg:y="0.316cm" chart:style-name="ch2">
          <text:p>Średni przebieg w km</text:p>
        </chart:title>
        <chart:legend chart:legend-position="end" svg:x="12.864cm" svg:y="4.201cm" style:legend-expansion="high" chart:style-name="ch3"/>
        <chart:plot-area chart:style-name="ch4" table:cell-range-address="Sheet1.O12:Sheet1.P18 Sheet1.P11:Sheet1.P11" chart:data-source-has-labels="both" svg:x="1.331cm" svg:y="1.275cm" svg:width="11.213cm" svg:height="6.564cm">
          <chart:coordinate-region svg:x="2.693cm" svg:y="1.474cm" svg:width="9.851cm" svg:height="5.718cm"/>
          <chart:axis chart:dimension="x" chart:name="primary-x" chart:style-name="ch5" chartooo:axis-type="auto">
            <chartooo:date-scale/>
            <chart:title svg:x="6.43cm" svg:y="8.019cm" chart:style-name="ch6">
              <text:p>Marka</text:p>
            </chart:title>
            <chart:categories table:cell-range-address="Sheet1.O12:Sheet1.O18"/>
          </chart:axis>
          <chart:axis chart:dimension="y" chart:name="primary-y" chart:style-name="ch7">
            <chart:title svg:x="0.451cm" svg:y="5.62cm" chart:style-name="ch8">
              <text:p>Przebieg (km)</text:p>
            </chart:title>
            <chart:grid chart:style-name="ch9" chart:class="major"/>
          </chart:axis>
          <chart:series chart:style-name="ch10" chart:values-cell-range-address="Sheet1.P12:Sheet1.P18" chart:label-cell-address="Sheet1.P11:Sheet1.P1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przebieg</text:p>
                <draw:g>
                  <svg:desc>Sheet1.P11:Sheet1.P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F</text:p>
                <draw:g>
                  <svg:desc>Sheet1.O12:Sheet1.O18</svg:desc>
                </draw:g>
              </table:table-cell>
              <table:table-cell office:value-type="float" office:value="273239">
                <text:p>273239</text:p>
                <draw:g>
                  <svg:desc>Sheet1.P12:Sheet1.P18</svg:desc>
                </draw:g>
              </table:table-cell>
            </table:table-row>
            <table:table-row>
              <table:table-cell office:value-type="string">
                <text:p>Iveco</text:p>
              </table:table-cell>
              <table:table-cell office:value-type="float" office:value="657434">
                <text:p>657434</text:p>
              </table:table-cell>
            </table:table-row>
            <table:table-row>
              <table:table-cell office:value-type="string">
                <text:p>MAN</text:p>
              </table:table-cell>
              <table:table-cell office:value-type="float" office:value="289637">
                <text:p>289637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486545">
                <text:p>486545</text:p>
              </table:table-cell>
            </table:table-row>
            <table:table-row>
              <table:table-cell office:value-type="string">
                <text:p>Renault</text:p>
              </table:table-cell>
              <table:table-cell office:value-type="float" office:value="519936">
                <text:p>519936</text:p>
              </table:table-cell>
            </table:table-row>
            <table:table-row>
              <table:table-cell office:value-type="string">
                <text:p>Scania</text:p>
              </table:table-cell>
              <table:table-cell office:value-type="float" office:value="557117">
                <text:p>557117</text:p>
              </table:table-cell>
            </table:table-row>
            <table:table-row>
              <table:table-cell office:value-type="string">
                <text:p>Volvo</text:p>
              </table:table-cell>
              <table:table-cell office:value-type="float" office:value="307130">
                <text:p>307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